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7" table:default-cell-style-name="Default"/>
        <table:table-row table:style-name="ro1">
          <table:table-cell office:value-type="float" office:value="4.08034" calcext:value-type="float">
            <text:p>4.080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7794" calcext:value-type="float">
            <text:p>4.0779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496" calcext:value-type="float">
            <text:p>3.294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3313" calcext:value-type="float">
            <text:p>0.00503313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0.00530333" calcext:value-type="float">
            <text:p>0.00530333</text:p>
          </table:table-cell>
          <table:table-cell office:value-type="float" office:value="0.00503292" calcext:value-type="float">
            <text:p>0.00503292</text:p>
          </table:table-cell>
          <table:table-cell office:value-type="float" office:value="0.00485333" calcext:value-type="float">
            <text:p>0.00485333</text:p>
          </table:table-cell>
          <table:table-cell office:value-type="float" office:value="0.00523333" calcext:value-type="float">
            <text:p>0.00523333</text:p>
          </table:table-cell>
          <table:table-cell office:value-type="float" office:value="0.00901479" calcext:value-type="float">
            <text:p>0.00901479</text:p>
          </table:table-cell>
          <table:table-cell office:value-type="float" office:value="0.00842333" calcext:value-type="float">
            <text:p>0.00842333</text:p>
          </table:table-cell>
          <table:table-cell office:value-type="float" office:value="0.00938667" calcext:value-type="float">
            <text:p>0.00938667</text:p>
          </table:table-cell>
          <table:table-cell office:value-type="float" office:value="0.00901458" calcext:value-type="float">
            <text:p>0.00901458</text:p>
          </table:table-cell>
          <table:table-cell office:value-type="float" office:value="0.00845333" calcext:value-type="float">
            <text:p>0.00845333</text:p>
          </table:table-cell>
          <table:table-cell office:value-type="float" office:value="0.00953333" calcext:value-type="float">
            <text:p>0.00953333</text:p>
          </table:table-cell>
          <table:table-cell office:value-type="float" office:value="1.79109" calcext:value-type="float">
            <text:p>1.79109</text:p>
          </table:table-cell>
          <table:table-cell office:value-type="float" office:value="1.79113" calcext:value-type="float">
            <text:p>1.79113</text:p>
          </table:table-cell>
          <table:table-cell office:value-type="float" office:value="4.28126" calcext:value-type="float">
            <text:p>4.28126</text:p>
          </table:table-cell>
        </table:table-row>
        <table:table-row table:style-name="ro1">
          <table:table-cell office:value-type="float" office:value="4.09905" calcext:value-type="float">
            <text:p>4.099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09308" calcext:value-type="float">
            <text:p>4.0930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29025" calcext:value-type="float">
            <text:p>3.290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965667" calcext:value-type="float">
            <text:p>0.00965667</text:p>
          </table:table-cell>
          <table:table-cell office:value-type="float" office:value="0.0101967" calcext:value-type="float">
            <text:p>0.0101967</text:p>
          </table:table-cell>
          <table:table-cell office:value-type="float" office:value="0.0100069" calcext:value-type="float">
            <text:p>0.0100069</text:p>
          </table:table-cell>
          <table:table-cell office:value-type="float" office:value="0.00964667" calcext:value-type="float">
            <text:p>0.00964667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6567" calcext:value-type="float">
            <text:p>0.0176567</text:p>
          </table:table-cell>
          <table:table-cell office:value-type="float" office:value="0.0190767" calcext:value-type="float">
            <text:p>0.0190767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1.80943" calcext:value-type="float">
            <text:p>1.80943</text:p>
          </table:table-cell>
          <table:table-cell office:value-type="float" office:value="1.80946" calcext:value-type="float">
            <text:p>1.80946</text:p>
          </table:table-cell>
          <table:table-cell office:value-type="float" office:value="4.27106" calcext:value-type="float">
            <text:p>4.27106</text:p>
          </table:table-cell>
        </table:table-row>
        <table:table-row table:style-name="ro1">
          <table:table-cell office:value-type="float" office:value="4.11352" calcext:value-type="float">
            <text:p>4.1135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0634" calcext:value-type="float">
            <text:p>4.1063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1865" calcext:value-type="float">
            <text:p>3.3186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985" calcext:value-type="float">
            <text:p>0.0149985</text:p>
          </table:table-cell>
          <table:table-cell office:value-type="float" office:value="0.0147133" calcext:value-type="float">
            <text:p>0.0147133</text:p>
          </table:table-cell>
          <table:table-cell office:value-type="float" office:value="0.0155233" calcext:value-type="float">
            <text:p>0.0155233</text:p>
          </table:table-cell>
          <table:table-cell office:value-type="float" office:value="0.0149983" calcext:value-type="float">
            <text:p>0.0149983</text:p>
          </table:table-cell>
          <table:table-cell office:value-type="float" office:value="0.0148167" calcext:value-type="float">
            <text:p>0.014816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269394" calcext:value-type="float">
            <text:p>0.0269394</text:p>
          </table:table-cell>
          <table:table-cell office:value-type="float" office:value="0.0256067" calcext:value-type="float">
            <text:p>0.0256067</text:p>
          </table:table-cell>
          <table:table-cell office:value-type="float" office:value="0.0280867" calcext:value-type="float">
            <text:p>0.0280867</text:p>
          </table:table-cell>
          <table:table-cell office:value-type="float" office:value="0.0269392" calcext:value-type="float">
            <text:p>0.0269392</text:p>
          </table:table-cell>
          <table:table-cell office:value-type="float" office:value="0.02633" calcext:value-type="float">
            <text:p>0.02633</text:p>
          </table:table-cell>
          <table:table-cell office:value-type="float" office:value="0.0278433" calcext:value-type="float">
            <text:p>0.0278433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29264" calcext:value-type="float">
            <text:p>4.29264</text:p>
          </table:table-cell>
        </table:table-row>
        <table:table-row table:style-name="ro1">
          <table:table-cell office:value-type="float" office:value="4.13104" calcext:value-type="float">
            <text:p>4.1310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.11948" calcext:value-type="float">
            <text:p>4.119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.32866" calcext:value-type="float">
            <text:p>3.3286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986" calcext:value-type="float">
            <text:p>0.019986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199858" calcext:value-type="float">
            <text:p>0.0199858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358335" calcext:value-type="float">
            <text:p>0.0358335</text:p>
          </table:table-cell>
          <table:table-cell office:value-type="float" office:value="0.03493" calcext:value-type="float">
            <text:p>0.03493</text:p>
          </table:table-cell>
          <table:table-cell office:value-type="float" office:value="0.03684" calcext:value-type="float">
            <text:p>0.03684</text:p>
          </table:table-cell>
          <table:table-cell office:value-type="float" office:value="0.0358333" calcext:value-type="float">
            <text:p>0.0358333</text:p>
          </table:table-cell>
          <table:table-cell office:value-type="float" office:value="0.0350033" calcext:value-type="float">
            <text:p>0.0350033</text:p>
          </table:table-cell>
          <table:table-cell office:value-type="float" office:value="0.03669" calcext:value-type="float">
            <text:p>0.03669</text:p>
          </table:table-cell>
          <table:table-cell office:value-type="float" office:value="1.79293" calcext:value-type="float">
            <text:p>1.79293</text:p>
          </table:table-cell>
          <table:table-cell office:value-type="float" office:value="1.79294" calcext:value-type="float">
            <text:p>1.79294</text:p>
          </table:table-cell>
          <table:table-cell office:value-type="float" office:value="4.30422" calcext:value-type="float">
            <text:p>4.30422</text:p>
          </table:table-cell>
        </table:table-row>
        <table:table-row table:style-name="ro1">
          <table:table-cell office:value-type="float" office:value="4.15363" calcext:value-type="float">
            <text:p>4.1536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3932" calcext:value-type="float">
            <text:p>4.139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5051" calcext:value-type="float">
            <text:p>3.3505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9837" calcext:value-type="float">
            <text:p>0.0249837</text:p>
          </table:table-cell>
          <table:table-cell office:value-type="float" office:value="0.0244333" calcext:value-type="float">
            <text:p>0.0244333</text:p>
          </table:table-cell>
          <table:table-cell office:value-type="float" office:value="0.0254267" calcext:value-type="float">
            <text:p>0.0254267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4733" calcext:value-type="float">
            <text:p>0.0254733</text:p>
          </table:table-cell>
          <table:table-cell office:value-type="float" office:value="0.0448033" calcext:value-type="float">
            <text:p>0.0448033</text:p>
          </table:table-cell>
          <table:table-cell office:value-type="float" office:value="0.0432067" calcext:value-type="float">
            <text:p>0.0432067</text:p>
          </table:table-cell>
          <table:table-cell office:value-type="float" office:value="0.0459867" calcext:value-type="float">
            <text:p>0.0459867</text:p>
          </table:table-cell>
          <table:table-cell office:value-type="float" office:value="0.0448044" calcext:value-type="float">
            <text:p>0.0448044</text:p>
          </table:table-cell>
          <table:table-cell office:value-type="float" office:value="0.0433767" calcext:value-type="float">
            <text:p>0.0433767</text:p>
          </table:table-cell>
          <table:table-cell office:value-type="float" office:value="0.04618" calcext:value-type="float">
            <text:p>0.04618</text:p>
          </table:table-cell>
          <table:table-cell office:value-type="float" office:value="1.7933" calcext:value-type="float">
            <text:p>1.7933</text:p>
          </table:table-cell>
          <table:table-cell office:value-type="float" office:value="1.79333" calcext:value-type="float">
            <text:p>1.79333</text:p>
          </table:table-cell>
          <table:table-cell office:value-type="float" office:value="4.31726" calcext:value-type="float">
            <text:p>4.31726</text:p>
          </table:table-cell>
        </table:table-row>
        <table:table-row table:style-name="ro1">
          <table:table-cell office:value-type="float" office:value="4.17555" calcext:value-type="float">
            <text:p>4.1755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.15844" calcext:value-type="float">
            <text:p>4.1584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.35518" calcext:value-type="float">
            <text:p>3.355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242" calcext:value-type="float">
            <text:p>0.0300242</text:p>
          </table:table-cell>
          <table:table-cell office:value-type="float" office:value="0.0295467" calcext:value-type="float">
            <text:p>0.0295467</text:p>
          </table:table-cell>
          <table:table-cell office:value-type="float" office:value="0.03048" calcext:value-type="float">
            <text:p>0.03048</text:p>
          </table:table-cell>
          <table:table-cell office:value-type="float" office:value="0.030024" calcext:value-type="float">
            <text:p>0.030024</text:p>
          </table:table-cell>
          <table:table-cell office:value-type="float" office:value="0.0292733" calcext:value-type="float">
            <text:p>0.0292733</text:p>
          </table:table-cell>
          <table:table-cell office:value-type="float" office:value="0.0305967" calcext:value-type="float">
            <text:p>0.0305967</text:p>
          </table:table-cell>
          <table:table-cell office:value-type="float" office:value="0.0540175" calcext:value-type="float">
            <text:p>0.0540175</text:p>
          </table:table-cell>
          <table:table-cell office:value-type="float" office:value="0.05332" calcext:value-type="float">
            <text:p>0.05332</text:p>
          </table:table-cell>
          <table:table-cell office:value-type="float" office:value="0.0554333" calcext:value-type="float">
            <text:p>0.0554333</text:p>
          </table:table-cell>
          <table:table-cell office:value-type="float" office:value="0.0540173" calcext:value-type="float">
            <text:p>0.0540173</text:p>
          </table:table-cell>
          <table:table-cell office:value-type="float" office:value="0.05254" calcext:value-type="float">
            <text:p>0.05254</text:p>
          </table:table-cell>
          <table:table-cell office:value-type="float" office:value="0.0554367" calcext:value-type="float">
            <text:p>0.0554367</text:p>
          </table:table-cell>
          <table:table-cell office:value-type="float" office:value="1.79913" calcext:value-type="float">
            <text:p>1.79913</text:p>
          </table:table-cell>
          <table:table-cell office:value-type="float" office:value="1.79914" calcext:value-type="float">
            <text:p>1.79914</text:p>
          </table:table-cell>
          <table:table-cell office:value-type="float" office:value="4.32297" calcext:value-type="float">
            <text:p>4.32297</text:p>
          </table:table-cell>
        </table:table-row>
        <table:table-row table:style-name="ro1">
          <table:table-cell office:value-type="float" office:value="4.21434" calcext:value-type="float">
            <text:p>4.214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19424" calcext:value-type="float">
            <text:p>4.194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.38869" calcext:value-type="float">
            <text:p>3.3886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258" calcext:value-type="float">
            <text:p>0.0350258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0.0356267" calcext:value-type="float">
            <text:p>0.0356267</text:p>
          </table:table-cell>
          <table:table-cell office:value-type="float" office:value="0.0350254" calcext:value-type="float">
            <text:p>0.0350254</text:p>
          </table:table-cell>
          <table:table-cell office:value-type="float" office:value="0.0344667" calcext:value-type="float">
            <text:p>0.0344667</text:p>
          </table:table-cell>
          <table:table-cell office:value-type="float" office:value="0.0356367" calcext:value-type="float">
            <text:p>0.0356367</text:p>
          </table:table-cell>
          <table:table-cell office:value-type="float" office:value="0.0631567" calcext:value-type="float">
            <text:p>0.0631567</text:p>
          </table:table-cell>
          <table:table-cell office:value-type="float" office:value="0.0616533" calcext:value-type="float">
            <text:p>0.0616533</text:p>
          </table:table-cell>
          <table:table-cell office:value-type="float" office:value="0.06481" calcext:value-type="float">
            <text:p>0.06481</text:p>
          </table:table-cell>
          <table:table-cell office:value-type="float" office:value="0.0631562" calcext:value-type="float">
            <text:p>0.0631562</text:p>
          </table:table-cell>
          <table:table-cell office:value-type="float" office:value="0.06177" calcext:value-type="float">
            <text:p>0.06177</text:p>
          </table:table-cell>
          <table:table-cell office:value-type="float" office:value="0.0643333" calcext:value-type="float">
            <text:p>0.0643333</text:p>
          </table:table-cell>
          <table:table-cell table:number-columns-repeated="2" office:value-type="float" office:value="1.80315" calcext:value-type="float">
            <text:p>1.80315</text:p>
          </table:table-cell>
          <table:table-cell office:value-type="float" office:value="4.34909" calcext:value-type="float">
            <text:p>4.34909</text:p>
          </table:table-cell>
        </table:table-row>
        <table:table-row table:style-name="ro1">
          <table:table-cell office:value-type="float" office:value="4.24099" calcext:value-type="float">
            <text:p>4.2409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21571" calcext:value-type="float">
            <text:p>4.2157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41439" calcext:value-type="float">
            <text:p>3.4143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0.0400277" calcext:value-type="float">
            <text:p>0.0400277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405033" calcext:value-type="float">
            <text:p>0.0405033</text:p>
          </table:table-cell>
          <table:table-cell office:value-type="float" office:value="0.0721635" calcext:value-type="float">
            <text:p>0.0721635</text:p>
          </table:table-cell>
          <table:table-cell office:value-type="float" office:value="0.0709767" calcext:value-type="float">
            <text:p>0.0709767</text:p>
          </table:table-cell>
          <table:table-cell office:value-type="float" office:value="0.07374" calcext:value-type="float">
            <text:p>0.07374</text:p>
          </table:table-cell>
          <table:table-cell office:value-type="float" office:value="0.0721642" calcext:value-type="float">
            <text:p>0.0721642</text:p>
          </table:table-cell>
          <table:table-cell office:value-type="float" office:value="0.07009" calcext:value-type="float">
            <text:p>0.07009</text:p>
          </table:table-cell>
          <table:table-cell office:value-type="float" office:value="0.0736167" calcext:value-type="float">
            <text:p>0.0736167</text:p>
          </table:table-cell>
          <table:table-cell office:value-type="float" office:value="1.80284" calcext:value-type="float">
            <text:p>1.80284</text:p>
          </table:table-cell>
          <table:table-cell office:value-type="float" office:value="1.80286" calcext:value-type="float">
            <text:p>1.80286</text:p>
          </table:table-cell>
          <table:table-cell office:value-type="float" office:value="4.36185" calcext:value-type="float">
            <text:p>4.36185</text:p>
          </table:table-cell>
        </table:table-row>
        <table:table-row table:style-name="ro1">
          <table:table-cell office:value-type="float" office:value="4.26166" calcext:value-type="float">
            <text:p>4.2616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.233" calcext:value-type="float">
            <text:p>4.2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43251" calcext:value-type="float">
            <text:p>3.4325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169" calcext:value-type="float">
            <text:p>0.0450169</text:p>
          </table:table-cell>
          <table:table-cell office:value-type="float" office:value="0.0439567" calcext:value-type="float">
            <text:p>0.0439567</text:p>
          </table:table-cell>
          <table:table-cell office:value-type="float" office:value="0.0456967" calcext:value-type="float">
            <text:p>0.0456967</text:p>
          </table:table-cell>
          <table:table-cell office:value-type="float" office:value="0.0450173" calcext:value-type="float">
            <text:p>0.0450173</text:p>
          </table:table-cell>
          <table:table-cell office:value-type="float" office:value="0.0445133" calcext:value-type="float">
            <text:p>0.0445133</text:p>
          </table:table-cell>
          <table:table-cell office:value-type="float" office:value="0.0458567" calcext:value-type="float">
            <text:p>0.0458567</text:p>
          </table:table-cell>
          <table:table-cell office:value-type="float" office:value="0.0811485" calcext:value-type="float">
            <text:p>0.0811485</text:p>
          </table:table-cell>
          <table:table-cell office:value-type="float" office:value="0.0793167" calcext:value-type="float">
            <text:p>0.0793167</text:p>
          </table:table-cell>
          <table:table-cell office:value-type="float" office:value="0.08211" calcext:value-type="float">
            <text:p>0.08211</text:p>
          </table:table-cell>
          <table:table-cell office:value-type="float" office:value="0.0811494" calcext:value-type="float">
            <text:p>0.0811494</text:p>
          </table:table-cell>
          <table:table-cell office:value-type="float" office:value="0.0791133" calcext:value-type="float">
            <text:p>0.0791133</text:p>
          </table:table-cell>
          <table:table-cell office:value-type="float" office:value="0.0825967" calcext:value-type="float">
            <text:p>0.0825967</text:p>
          </table:table-cell>
          <table:table-cell office:value-type="float" office:value="1.80262" calcext:value-type="float">
            <text:p>1.80262</text:p>
          </table:table-cell>
          <table:table-cell office:value-type="float" office:value="1.80263" calcext:value-type="float">
            <text:p>1.80263</text:p>
          </table:table-cell>
          <table:table-cell office:value-type="float" office:value="4.37467" calcext:value-type="float">
            <text:p>4.37467</text:p>
          </table:table-cell>
        </table:table-row>
        <table:table-row table:style-name="ro1">
          <table:table-cell office:value-type="float" office:value="4.29219" calcext:value-type="float">
            <text:p>4.292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25717" calcext:value-type="float">
            <text:p>4.257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57" calcext:value-type="float">
            <text:p>3.45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6933" calcext:value-type="float">
            <text:p>0.0506933</text:p>
          </table:table-cell>
          <table:table-cell office:value-type="float" office:value="0.0499998" calcext:value-type="float">
            <text:p>0.0499998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08833" calcext:value-type="float">
            <text:p>0.0508833</text:p>
          </table:table-cell>
          <table:table-cell office:value-type="float" office:value="0.0900577" calcext:value-type="float">
            <text:p>0.0900577</text:p>
          </table:table-cell>
          <table:table-cell office:value-type="float" office:value="0.0887133" calcext:value-type="float">
            <text:p>0.0887133</text:p>
          </table:table-cell>
          <table:table-cell office:value-type="float" office:value="0.0915567" calcext:value-type="float">
            <text:p>0.0915567</text:p>
          </table:table-cell>
          <table:table-cell office:value-type="float" office:value="0.0900581" calcext:value-type="float">
            <text:p>0.0900581</text:p>
          </table:table-cell>
          <table:table-cell office:value-type="float" office:value="0.0884933" calcext:value-type="float">
            <text:p>0.0884933</text:p>
          </table:table-cell>
          <table:table-cell office:value-type="float" office:value="0.0920333" calcext:value-type="float">
            <text:p>0.0920333</text:p>
          </table:table-cell>
          <table:table-cell office:value-type="float" office:value="1.80116" calcext:value-type="float">
            <text:p>1.80116</text:p>
          </table:table-cell>
          <table:table-cell office:value-type="float" office:value="1.80117" calcext:value-type="float">
            <text:p>1.80117</text:p>
          </table:table-cell>
          <table:table-cell office:value-type="float" office:value="4.39298" calcext:value-type="float">
            <text:p>4.39298</text:p>
          </table:table-cell>
        </table:table-row>
        <table:table-row table:style-name="ro1">
          <table:table-cell office:value-type="float" office:value="4.32353" calcext:value-type="float">
            <text:p>4.3235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.28336" calcext:value-type="float">
            <text:p>4.2833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.48191" calcext:value-type="float">
            <text:p>3.4819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12" calcext:value-type="float">
            <text:p>0.05412</text:p>
          </table:table-cell>
          <table:table-cell office:value-type="float" office:value="0.0556867" calcext:value-type="float">
            <text:p>0.0556867</text:p>
          </table:table-cell>
          <table:table-cell office:value-type="float" office:value="0.0550015" calcext:value-type="float">
            <text:p>0.0550015</text:p>
          </table:table-cell>
          <table:table-cell office:value-type="float" office:value="0.05423" calcext:value-type="float">
            <text:p>0.05423</text:p>
          </table:table-cell>
          <table:table-cell office:value-type="float" office:value="0.05599" calcext:value-type="float">
            <text:p>0.05599</text:p>
          </table:table-cell>
          <table:table-cell office:value-type="float" office:value="0.0989573" calcext:value-type="float">
            <text:p>0.0989573</text:p>
          </table:table-cell>
          <table:table-cell office:value-type="float" office:value="0.0961867" calcext:value-type="float">
            <text:p>0.0961867</text:p>
          </table:table-cell>
          <table:table-cell office:value-type="float" office:value="0.101667" calcext:value-type="float">
            <text:p>0.101667</text:p>
          </table:table-cell>
          <table:table-cell office:value-type="float" office:value="0.0989569" calcext:value-type="float">
            <text:p>0.0989569</text:p>
          </table:table-cell>
          <table:table-cell office:value-type="float" office:value="0.0973667" calcext:value-type="float">
            <text:p>0.0973667</text:p>
          </table:table-cell>
          <table:table-cell office:value-type="float" office:value="0.10109" calcext:value-type="float">
            <text:p>0.10109</text:p>
          </table:table-cell>
          <table:table-cell office:value-type="float" office:value="1.79918" calcext:value-type="float">
            <text:p>1.79918</text:p>
          </table:table-cell>
          <table:table-cell office:value-type="float" office:value="1.79917" calcext:value-type="float">
            <text:p>1.79917</text:p>
          </table:table-cell>
          <table:table-cell office:value-type="float" office:value="4.41294" calcext:value-type="float">
            <text:p>4.41294</text:p>
          </table:table-cell>
        </table:table-row>
        <table:table-row table:style-name="ro1">
          <table:table-cell office:value-type="float" office:value="4.34942" calcext:value-type="float">
            <text:p>4.3494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043" calcext:value-type="float">
            <text:p>4.304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51315" calcext:value-type="float">
            <text:p>3.513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9671" calcext:value-type="float">
            <text:p>0.0599671</text:p>
          </table:table-cell>
          <table:table-cell office:value-type="float" office:value="0.0591933" calcext:value-type="float">
            <text:p>0.0591933</text:p>
          </table:table-cell>
          <table:table-cell office:value-type="float" office:value="0.0606667" calcext:value-type="float">
            <text:p>0.0606667</text:p>
          </table:table-cell>
          <table:table-cell office:value-type="float" office:value="0.0599675" calcext:value-type="float">
            <text:p>0.0599675</text:p>
          </table:table-cell>
          <table:table-cell office:value-type="float" office:value="0.0593167" calcext:value-type="float">
            <text:p>0.0593167</text:p>
          </table:table-cell>
          <table:table-cell office:value-type="float" office:value="0.0608333" calcext:value-type="float">
            <text:p>0.0608333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28" calcext:value-type="float">
            <text:p>0.10628</text:p>
          </table:table-cell>
          <table:table-cell office:value-type="float" office:value="0.110047" calcext:value-type="float">
            <text:p>0.110047</text:p>
          </table:table-cell>
          <table:table-cell office:value-type="float" office:value="0.107884" calcext:value-type="float">
            <text:p>0.107884</text:p>
          </table:table-cell>
          <table:table-cell office:value-type="float" office:value="0.10633" calcext:value-type="float">
            <text:p>0.10633</text:p>
          </table:table-cell>
          <table:table-cell office:value-type="float" office:value="0.110247" calcext:value-type="float">
            <text:p>0.110247</text:p>
          </table:table-cell>
          <table:table-cell office:value-type="float" office:value="1.79905" calcext:value-type="float">
            <text:p>1.79905</text:p>
          </table:table-cell>
          <table:table-cell office:value-type="float" office:value="1.79904" calcext:value-type="float">
            <text:p>1.79904</text:p>
          </table:table-cell>
          <table:table-cell office:value-type="float" office:value="4.42626" calcext:value-type="float">
            <text:p>4.42626</text:p>
          </table:table-cell>
        </table:table-row>
        <table:table-row table:style-name="ro1">
          <table:table-cell office:value-type="float" office:value="4.37911" calcext:value-type="float">
            <text:p>4.379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32735" calcext:value-type="float">
            <text:p>4.3273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54015" calcext:value-type="float">
            <text:p>3.5401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0215" calcext:value-type="float">
            <text:p>0.0650215</text:p>
          </table:table-cell>
          <table:table-cell office:value-type="float" office:value="0.0644433" calcext:value-type="float">
            <text:p>0.0644433</text:p>
          </table:table-cell>
          <table:table-cell office:value-type="float" office:value="0.06613" calcext:value-type="float">
            <text:p>0.06613</text:p>
          </table:table-cell>
          <table:table-cell office:value-type="float" office:value="0.0650213" calcext:value-type="float">
            <text:p>0.0650213</text:p>
          </table:table-cell>
          <table:table-cell office:value-type="float" office:value="0.0643067" calcext:value-type="float">
            <text:p>0.064306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973" calcext:value-type="float">
            <text:p>0.114973</text:p>
          </table:table-cell>
          <table:table-cell office:value-type="float" office:value="0.119243" calcext:value-type="float">
            <text:p>0.119243</text:p>
          </table:table-cell>
          <table:table-cell office:value-type="float" office:value="0.116787" calcext:value-type="float">
            <text:p>0.116787</text:p>
          </table:table-cell>
          <table:table-cell office:value-type="float" office:value="0.114763" calcext:value-type="float">
            <text:p>0.114763</text:p>
          </table:table-cell>
          <table:table-cell office:value-type="float" office:value="0.11975" calcext:value-type="float">
            <text:p>0.11975</text:p>
          </table:table-cell>
          <table:table-cell office:value-type="float" office:value="1.79613" calcext:value-type="float">
            <text:p>1.79613</text:p>
          </table:table-cell>
          <table:table-cell office:value-type="float" office:value="1.79614" calcext:value-type="float">
            <text:p>1.79614</text:p>
          </table:table-cell>
          <table:table-cell office:value-type="float" office:value="4.44591" calcext:value-type="float">
            <text:p>4.44591</text:p>
          </table:table-cell>
        </table:table-row>
        <table:table-row table:style-name="ro1">
          <table:table-cell office:value-type="float" office:value="4.4099" calcext:value-type="float">
            <text:p>4.409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35321" calcext:value-type="float">
            <text:p>4.3532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55395" calcext:value-type="float">
            <text:p>3.5539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99785" calcext:value-type="float">
            <text:p>0.0699785</text:p>
          </table:table-cell>
          <table:table-cell office:value-type="float" office:value="0.0688767" calcext:value-type="float">
            <text:p>0.0688767</text:p>
          </table:table-cell>
          <table:table-cell office:value-type="float" office:value="0.0706767" calcext:value-type="float">
            <text:p>0.0706767</text:p>
          </table:table-cell>
          <table:table-cell office:value-type="float" office:value="0.0699788" calcext:value-type="float">
            <text:p>0.0699788</text:p>
          </table:table-cell>
          <table:table-cell office:value-type="float" office:value="0.0693367" calcext:value-type="float">
            <text:p>0.0693367</text:p>
          </table:table-cell>
          <table:table-cell office:value-type="float" office:value="0.07104" calcext:value-type="float">
            <text:p>0.07104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223" calcext:value-type="float">
            <text:p>0.123223</text:p>
          </table:table-cell>
          <table:table-cell office:value-type="float" office:value="0.12785" calcext:value-type="float">
            <text:p>0.12785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123577" calcext:value-type="float">
            <text:p>0.123577</text:p>
          </table:table-cell>
          <table:table-cell office:value-type="float" office:value="0.129007" calcext:value-type="float">
            <text:p>0.129007</text:p>
          </table:table-cell>
          <table:table-cell table:number-columns-repeated="2" office:value-type="float" office:value="1.79715" calcext:value-type="float">
            <text:p>1.79715</text:p>
          </table:table-cell>
          <table:table-cell office:value-type="float" office:value="4.46247" calcext:value-type="float">
            <text:p>4.46247</text:p>
          </table:table-cell>
        </table:table-row>
        <table:table-row table:style-name="ro1">
          <table:table-cell office:value-type="float" office:value="4.44675" calcext:value-type="float">
            <text:p>4.4467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38217" calcext:value-type="float">
            <text:p>4.382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58842" calcext:value-type="float">
            <text:p>3.5884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9754" calcext:value-type="float">
            <text:p>0.0749754</text:p>
          </table:table-cell>
          <table:table-cell office:value-type="float" office:value="0.0739667" calcext:value-type="float">
            <text:p>0.0739667</text:p>
          </table:table-cell>
          <table:table-cell office:value-type="float" office:value="0.0760933" calcext:value-type="float">
            <text:p>0.0760933</text:p>
          </table:table-cell>
          <table:table-cell office:value-type="float" office:value="0.0749752" calcext:value-type="float">
            <text:p>0.0749752</text:p>
          </table:table-cell>
          <table:table-cell office:value-type="float" office:value="0.0743267" calcext:value-type="float">
            <text:p>0.0743267</text:p>
          </table:table-cell>
          <table:table-cell office:value-type="float" office:value="0.0759933" calcext:value-type="float">
            <text:p>0.0759933</text:p>
          </table:table-cell>
          <table:table-cell office:value-type="float" office:value="0.134679" calcext:value-type="float">
            <text:p>0.134679</text:p>
          </table:table-cell>
          <table:table-cell office:value-type="float" office:value="0.132943" calcext:value-type="float">
            <text:p>0.132943</text:p>
          </table:table-cell>
          <table:table-cell office:value-type="float" office:value="0.137253" calcext:value-type="float">
            <text:p>0.137253</text:p>
          </table:table-cell>
          <table:table-cell office:value-type="float" office:value="0.134678" calcext:value-type="float">
            <text:p>0.134678</text:p>
          </table:table-cell>
          <table:table-cell office:value-type="float" office:value="0.132207" calcext:value-type="float">
            <text:p>0.132207</text:p>
          </table:table-cell>
          <table:table-cell office:value-type="float" office:value="0.137433" calcext:value-type="float">
            <text:p>0.137433</text:p>
          </table:table-cell>
          <table:table-cell office:value-type="float" office:value="1.79631" calcext:value-type="float">
            <text:p>1.79631</text:p>
          </table:table-cell>
          <table:table-cell office:value-type="float" office:value="1.7963" calcext:value-type="float">
            <text:p>1.7963</text:p>
          </table:table-cell>
          <table:table-cell office:value-type="float" office:value="4.48379" calcext:value-type="float">
            <text:p>4.48379</text:p>
          </table:table-cell>
        </table:table-row>
        <table:table-row table:style-name="ro1">
          <table:table-cell office:value-type="float" office:value="4.48086" calcext:value-type="float">
            <text:p>4.4808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0826" calcext:value-type="float">
            <text:p>4.408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61367" calcext:value-type="float">
            <text:p>3.6136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06" calcext:value-type="float">
            <text:p>0.0799906</text:p>
          </table:table-cell>
          <table:table-cell office:value-type="float" office:value="0.0789433" calcext:value-type="float">
            <text:p>0.0789433</text:p>
          </table:table-cell>
          <table:table-cell office:value-type="float" office:value="0.0806033" calcext:value-type="float">
            <text:p>0.0806033</text:p>
          </table:table-cell>
          <table:table-cell office:value-type="float" office:value="0.079991" calcext:value-type="float">
            <text:p>0.07999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08833" calcext:value-type="float">
            <text:p>0.080883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45303" calcext:value-type="float">
            <text:p>0.145303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4093" calcext:value-type="float">
            <text:p>0.14093</text:p>
          </table:table-cell>
          <table:table-cell office:value-type="float" office:value="0.14601" calcext:value-type="float">
            <text:p>0.14601</text:p>
          </table:table-cell>
          <table:table-cell table:number-columns-repeated="2" office:value-type="float" office:value="1.79713" calcext:value-type="float">
            <text:p>1.79713</text:p>
          </table:table-cell>
          <table:table-cell office:value-type="float" office:value="4.50189" calcext:value-type="float">
            <text:p>4.50189</text:p>
          </table:table-cell>
        </table:table-row>
        <table:table-row table:style-name="ro1">
          <table:table-cell office:value-type="float" office:value="4.51648" calcext:value-type="float">
            <text:p>4.5164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43347" calcext:value-type="float">
            <text:p>4.4334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6342" calcext:value-type="float">
            <text:p>3.634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135" calcext:value-type="float">
            <text:p>0.0850135</text:p>
          </table:table-cell>
          <table:table-cell office:value-type="float" office:value="0.0841767" calcext:value-type="float">
            <text:p>0.0841767</text:p>
          </table:table-cell>
          <table:table-cell office:value-type="float" office:value="0.08594" calcext:value-type="float">
            <text:p>0.08594</text:p>
          </table:table-cell>
          <table:table-cell office:value-type="float" office:value="0.0850129" calcext:value-type="float">
            <text:p>0.0850129</text:p>
          </table:table-cell>
          <table:table-cell office:value-type="float" office:value="0.0843733" calcext:value-type="float">
            <text:p>0.0843733</text:p>
          </table:table-cell>
          <table:table-cell office:value-type="float" office:value="0.0859067" calcext:value-type="float">
            <text:p>0.0859067</text:p>
          </table:table-cell>
          <table:table-cell office:value-type="float" office:value="0.152908" calcext:value-type="float">
            <text:p>0.152908</text:p>
          </table:table-cell>
          <table:table-cell office:value-type="float" office:value="0.15066" calcext:value-type="float">
            <text:p>0.15066</text:p>
          </table:table-cell>
          <table:table-cell office:value-type="float" office:value="0.154753" calcext:value-type="float">
            <text:p>0.154753</text:p>
          </table:table-cell>
          <table:table-cell office:value-type="float" office:value="0.152906" calcext:value-type="float">
            <text:p>0.152906</text:p>
          </table:table-cell>
          <table:table-cell office:value-type="float" office:value="0.15048" calcext:value-type="float">
            <text:p>0.15048</text:p>
          </table:table-cell>
          <table:table-cell office:value-type="float" office:value="0.154637" calcext:value-type="float">
            <text:p>0.154637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1.79862" calcext:value-type="float">
            <text:p>1.79862</text:p>
          </table:table-cell>
          <table:table-cell office:value-type="float" office:value="4.51692" calcext:value-type="float">
            <text:p>4.51692</text:p>
          </table:table-cell>
        </table:table-row>
        <table:table-row table:style-name="ro1">
          <table:table-cell office:value-type="float" office:value="4.55573" calcext:value-type="float">
            <text:p>4.555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.46472" calcext:value-type="float">
            <text:p>4.4647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67073" calcext:value-type="float">
            <text:p>3.670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248" calcext:value-type="float">
            <text:p>0.0900248</text:p>
          </table:table-cell>
          <table:table-cell office:value-type="float" office:value="0.0892033" calcext:value-type="float">
            <text:p>0.0892033</text:p>
          </table:table-cell>
          <table:table-cell office:value-type="float" office:value="0.09142" calcext:value-type="float">
            <text:p>0.09142</text:p>
          </table:table-cell>
          <table:table-cell office:value-type="float" office:value="0.0900256" calcext:value-type="float">
            <text:p>0.0900256</text:p>
          </table:table-cell>
          <table:table-cell office:value-type="float" office:value="0.0891133" calcext:value-type="float">
            <text:p>0.0891133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16201" calcext:value-type="float">
            <text:p>0.16201</text:p>
          </table:table-cell>
          <table:table-cell office:value-type="float" office:value="0.159603" calcext:value-type="float">
            <text:p>0.159603</text:p>
          </table:table-cell>
          <table:table-cell office:value-type="float" office:value="0.16706" calcext:value-type="float">
            <text:p>0.16706</text:p>
          </table:table-cell>
          <table:table-cell office:value-type="float" office:value="0.162011" calcext:value-type="float">
            <text:p>0.162011</text:p>
          </table:table-cell>
          <table:table-cell office:value-type="float" office:value="0.15898" calcext:value-type="float">
            <text:p>0.15898</text:p>
          </table:table-cell>
          <table:table-cell office:value-type="float" office:value="0.16389" calcext:value-type="float">
            <text:p>0.16389</text:p>
          </table:table-cell>
          <table:table-cell table:number-columns-repeated="2" office:value-type="float" office:value="1.79961" calcext:value-type="float">
            <text:p>1.79961</text:p>
          </table:table-cell>
          <table:table-cell office:value-type="float" office:value="4.53352" calcext:value-type="float">
            <text:p>4.53352</text:p>
          </table:table-cell>
        </table:table-row>
        <table:table-row table:style-name="ro1">
          <table:table-cell office:value-type="float" office:value="4.59565" calcext:value-type="float">
            <text:p>4.5956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4945" calcext:value-type="float">
            <text:p>4.494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70139" calcext:value-type="float">
            <text:p>3.7013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098" calcext:value-type="float">
            <text:p>0.0950098</text:p>
          </table:table-cell>
          <table:table-cell office:value-type="float" office:value="0.0942767" calcext:value-type="float">
            <text:p>0.0942767</text:p>
          </table:table-cell>
          <table:table-cell office:value-type="float" office:value="0.09608" calcext:value-type="float">
            <text:p>0.09608</text:p>
          </table:table-cell>
          <table:table-cell office:value-type="float" office:value="0.0950104" calcext:value-type="float">
            <text:p>0.0950104</text:p>
          </table:table-cell>
          <table:table-cell office:value-type="float" office:value="0.0940267" calcext:value-type="float">
            <text:p>0.0940267</text:p>
          </table:table-cell>
          <table:table-cell office:value-type="float" office:value="0.0964067" calcext:value-type="float">
            <text:p>0.0964067</text:p>
          </table:table-cell>
          <table:table-cell office:value-type="float" office:value="0.170997" calcext:value-type="float">
            <text:p>0.170997</text:p>
          </table:table-cell>
          <table:table-cell office:value-type="float" office:value="0.16884" calcext:value-type="float">
            <text:p>0.16884</text:p>
          </table:table-cell>
          <table:table-cell office:value-type="float" office:value="0.173027" calcext:value-type="float">
            <text:p>0.173027</text:p>
          </table:table-cell>
          <table:table-cell office:value-type="float" office:value="0.170998" calcext:value-type="float">
            <text:p>0.170998</text:p>
          </table:table-cell>
          <table:table-cell office:value-type="float" office:value="0.16776" calcext:value-type="float">
            <text:p>0.16776</text:p>
          </table:table-cell>
          <table:table-cell office:value-type="float" office:value="0.173433" calcext:value-type="float">
            <text:p>0.173433</text:p>
          </table:table-cell>
          <table:table-cell table:number-columns-repeated="2" office:value-type="float" office:value="1.79979" calcext:value-type="float">
            <text:p>1.79979</text:p>
          </table:table-cell>
          <table:table-cell office:value-type="float" office:value="4.55595" calcext:value-type="float">
            <text:p>4.55595</text:p>
          </table:table-cell>
        </table:table-row>
        <table:table-row table:style-name="ro1">
          <table:table-cell office:value-type="float" office:value="4.634" calcext:value-type="float">
            <text:p>4.6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52699" calcext:value-type="float">
            <text:p>4.5269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72148" calcext:value-type="float">
            <text:p>3.7214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92933" calcext:value-type="float">
            <text:p>0.0992933</text:p>
          </table:table-cell>
          <table:table-cell office:value-type="float" office:value="0.10096" calcext:value-type="float">
            <text:p>0.10096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10145" calcext:value-type="float">
            <text:p>0.10145</text:p>
          </table:table-cell>
          <table:table-cell office:value-type="float" office:value="0.180058" calcext:value-type="float">
            <text:p>0.180058</text:p>
          </table:table-cell>
          <table:table-cell office:value-type="float" office:value="0.177937" calcext:value-type="float">
            <text:p>0.177937</text:p>
          </table:table-cell>
          <table:table-cell office:value-type="float" office:value="0.182947" calcext:value-type="float">
            <text:p>0.182947</text:p>
          </table:table-cell>
          <table:table-cell office:value-type="float" office:value="0.18006" calcext:value-type="float">
            <text:p>0.18006</text:p>
          </table:table-cell>
          <table:table-cell office:value-type="float" office:value="0.17672" calcext:value-type="float">
            <text:p>0.17672</text:p>
          </table:table-cell>
          <table:table-cell office:value-type="float" office:value="0.18333" calcext:value-type="float">
            <text:p>0.18333</text:p>
          </table:table-cell>
          <table:table-cell office:value-type="float" office:value="1.80056" calcext:value-type="float">
            <text:p>1.80056</text:p>
          </table:table-cell>
          <table:table-cell office:value-type="float" office:value="1.80058" calcext:value-type="float">
            <text:p>1.80058</text:p>
          </table:table-cell>
          <table:table-cell office:value-type="float" office:value="4.57708" calcext:value-type="float">
            <text:p>4.57708</text:p>
          </table:table-cell>
        </table:table-row>
        <table:table-row table:style-name="ro1">
          <table:table-cell office:value-type="float" office:value="4.67995" calcext:value-type="float">
            <text:p>4.6799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56073" calcext:value-type="float">
            <text:p>4.5607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.7673" calcext:value-type="float">
            <text:p>3.767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4367" calcext:value-type="float">
            <text:p>0.104367</text:p>
          </table:table-cell>
          <table:table-cell office:value-type="float" office:value="0.105867" calcext:value-type="float">
            <text:p>0.105867</text:p>
          </table:table-cell>
          <table:table-cell office:value-type="float" office:value="0.105056" calcext:value-type="float">
            <text:p>0.105056</text:p>
          </table:table-cell>
          <table:table-cell office:value-type="float" office:value="0.103987" calcext:value-type="float">
            <text:p>0.103987</text:p>
          </table:table-cell>
          <table:table-cell office:value-type="float" office:value="0.106647" calcext:value-type="float">
            <text:p>0.106647</text:p>
          </table:table-cell>
          <table:table-cell office:value-type="float" office:value="0.189182" calcext:value-type="float">
            <text:p>0.189182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91547" calcext:value-type="float">
            <text:p>0.191547</text:p>
          </table:table-cell>
          <table:table-cell office:value-type="float" office:value="0.189183" calcext:value-type="float">
            <text:p>0.189183</text:p>
          </table:table-cell>
          <table:table-cell office:value-type="float" office:value="0.186237" calcext:value-type="float">
            <text:p>0.186237</text:p>
          </table:table-cell>
          <table:table-cell office:value-type="float" office:value="0.192593" calcext:value-type="float">
            <text:p>0.192593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8" calcext:value-type="float">
            <text:p>1.80078</text:p>
          </table:table-cell>
          <table:table-cell office:value-type="float" office:value="4.60172" calcext:value-type="float">
            <text:p>4.60172</text:p>
          </table:table-cell>
        </table:table-row>
        <table:table-row table:style-name="ro1">
          <table:table-cell office:value-type="float" office:value="4.71624" calcext:value-type="float">
            <text:p>4.7162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8569" calcext:value-type="float">
            <text:p>4.585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78562" calcext:value-type="float">
            <text:p>3.7856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108663" calcext:value-type="float">
            <text:p>0.108663</text:p>
          </table:table-cell>
          <table:table-cell office:value-type="float" office:value="0.11093" calcext:value-type="float">
            <text:p>0.11093</text:p>
          </table:table-cell>
          <table:table-cell office:value-type="float" office:value="0.110076" calcext:value-type="float">
            <text:p>0.110076</text:p>
          </table:table-cell>
          <table:table-cell office:value-type="float" office:value="0.10925" calcext:value-type="float">
            <text:p>0.10925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0.198212" calcext:value-type="float">
            <text:p>0.198212</text:p>
          </table:table-cell>
          <table:table-cell office:value-type="float" office:value="0.19493" calcext:value-type="float">
            <text:p>0.19493</text:p>
          </table:table-cell>
          <table:table-cell office:value-type="float" office:value="0.200707" calcext:value-type="float">
            <text:p>0.200707</text:p>
          </table:table-cell>
          <table:table-cell office:value-type="float" office:value="0.198214" calcext:value-type="float">
            <text:p>0.198214</text:p>
          </table:table-cell>
          <table:table-cell office:value-type="float" office:value="0.196167" calcext:value-type="float">
            <text:p>0.196167</text:p>
          </table:table-cell>
          <table:table-cell office:value-type="float" office:value="0.202417" calcext:value-type="float">
            <text:p>0.202417</text:p>
          </table:table-cell>
          <table:table-cell office:value-type="float" office:value="1.80071" calcext:value-type="float">
            <text:p>1.80071</text:p>
          </table:table-cell>
          <table:table-cell office:value-type="float" office:value="1.80069" calcext:value-type="float">
            <text:p>1.80069</text:p>
          </table:table-cell>
          <table:table-cell office:value-type="float" office:value="4.61737" calcext:value-type="float">
            <text:p>4.61737</text:p>
          </table:table-cell>
        </table:table-row>
        <table:table-row table:style-name="ro1">
          <table:table-cell office:value-type="float" office:value="4.76771" calcext:value-type="float">
            <text:p>4.7677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62053" calcext:value-type="float">
            <text:p>4.6205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82649" calcext:value-type="float">
            <text:p>3.8264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93" calcext:value-type="float">
            <text:p>0.113993</text:p>
          </table:table-cell>
          <table:table-cell office:value-type="float" office:value="0.11592" calcext:value-type="float">
            <text:p>0.11592</text:p>
          </table:table-cell>
          <table:table-cell office:value-type="float" office:value="0.115057" calcext:value-type="float">
            <text:p>0.115057</text:p>
          </table:table-cell>
          <table:table-cell office:value-type="float" office:value="0.113957" calcext:value-type="float">
            <text:p>0.113957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207168" calcext:value-type="float">
            <text:p>0.207168</text:p>
          </table:table-cell>
          <table:table-cell office:value-type="float" office:value="0.20457" calcext:value-type="float">
            <text:p>0.20457</text:p>
          </table:table-cell>
          <table:table-cell office:value-type="float" office:value="0.210507" calcext:value-type="float">
            <text:p>0.210507</text:p>
          </table:table-cell>
          <table:table-cell office:value-type="float" office:value="0.207166" calcext:value-type="float">
            <text:p>0.207166</text:p>
          </table:table-cell>
          <table:table-cell office:value-type="float" office:value="0.204103" calcext:value-type="float">
            <text:p>0.204103</text:p>
          </table:table-cell>
          <table:table-cell office:value-type="float" office:value="0.21237" calcext:value-type="float">
            <text:p>0.21237</text:p>
          </table:table-cell>
          <table:table-cell table:number-columns-repeated="2" office:value-type="float" office:value="1.80056" calcext:value-type="float">
            <text:p>1.80056</text:p>
          </table:table-cell>
          <table:table-cell office:value-type="float" office:value="4.64018" calcext:value-type="float">
            <text:p>4.64018</text:p>
          </table:table-cell>
        </table:table-row>
        <table:table-row table:style-name="ro1">
          <table:table-cell office:value-type="float" office:value="4.82271" calcext:value-type="float">
            <text:p>4.8227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65562" calcext:value-type="float">
            <text:p>4.6556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.86069" calcext:value-type="float">
            <text:p>3.8606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.11929" calcext:value-type="float">
            <text:p>0.11929</text:p>
          </table:table-cell>
          <table:table-cell office:value-type="float" office:value="0.121323" calcext:value-type="float">
            <text:p>0.121323</text:p>
          </table:table-cell>
          <table:table-cell office:value-type="float" office:value="0.120092" calcext:value-type="float">
            <text:p>0.120092</text:p>
          </table:table-cell>
          <table:table-cell office:value-type="float" office:value="0.119157" calcext:value-type="float">
            <text:p>0.119157</text:p>
          </table:table-cell>
          <table:table-cell office:value-type="float" office:value="0.122063" calcext:value-type="float">
            <text:p>0.122063</text:p>
          </table:table-cell>
          <table:table-cell office:value-type="float" office:value="0.216163" calcext:value-type="float">
            <text:p>0.216163</text:p>
          </table:table-cell>
          <table:table-cell office:value-type="float" office:value="0.21313" calcext:value-type="float">
            <text:p>0.21313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0.216167" calcext:value-type="float">
            <text:p>0.216167</text:p>
          </table:table-cell>
          <table:table-cell office:value-type="float" office:value="0.213493" calcext:value-type="float">
            <text:p>0.213493</text:p>
          </table:table-cell>
          <table:table-cell office:value-type="float" office:value="0.221263" calcext:value-type="float">
            <text:p>0.221263</text:p>
          </table:table-cell>
          <table:table-cell office:value-type="float" office:value="1.8" calcext:value-type="float">
            <text:p>1.8</text:p>
          </table:table-cell>
          <table:table-cell office:value-type="float" office:value="1.80002" calcext:value-type="float">
            <text:p>1.80002</text:p>
          </table:table-cell>
          <table:table-cell office:value-type="float" office:value="4.66503" calcext:value-type="float">
            <text:p>4.66503</text:p>
          </table:table-cell>
        </table:table-row>
        <table:table-row table:style-name="ro1">
          <table:table-cell office:value-type="float" office:value="4.86045" calcext:value-type="float">
            <text:p>4.8604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68527" calcext:value-type="float">
            <text:p>4.6852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88828" calcext:value-type="float">
            <text:p>3.8882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085" calcext:value-type="float">
            <text:p>0.125085</text:p>
          </table:table-cell>
          <table:table-cell office:value-type="float" office:value="0.12432" calcext:value-type="float">
            <text:p>0.12432</text:p>
          </table:table-cell>
          <table:table-cell office:value-type="float" office:value="0.126297" calcext:value-type="float">
            <text:p>0.126297</text:p>
          </table:table-cell>
          <table:table-cell office:value-type="float" office:value="0.125084" calcext:value-type="float">
            <text:p>0.125084</text:p>
          </table:table-cell>
          <table:table-cell office:value-type="float" office:value="0.123813" calcext:value-type="float">
            <text:p>0.123813</text:p>
          </table:table-cell>
          <table:table-cell office:value-type="float" office:value="0.126907" calcext:value-type="float">
            <text:p>0.126907</text:p>
          </table:table-cell>
          <table:table-cell office:value-type="float" office:value="0.22529" calcext:value-type="float">
            <text:p>0.22529</text:p>
          </table:table-cell>
          <table:table-cell office:value-type="float" office:value="0.223193" calcext:value-type="float">
            <text:p>0.223193</text:p>
          </table:table-cell>
          <table:table-cell office:value-type="float" office:value="0.229163" calcext:value-type="float">
            <text:p>0.229163</text:p>
          </table:table-cell>
          <table:table-cell office:value-type="float" office:value="0.225286" calcext:value-type="float">
            <text:p>0.225286</text:p>
          </table:table-cell>
          <table:table-cell office:value-type="float" office:value="0.222693" calcext:value-type="float">
            <text:p>0.222693</text:p>
          </table:table-cell>
          <table:table-cell office:value-type="float" office:value="0.230323" calcext:value-type="float">
            <text:p>0.230323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4.68013" calcext:value-type="float">
            <text:p>4.68013</text:p>
          </table:table-cell>
        </table:table-row>
        <table:table-row table:style-name="ro1">
          <table:table-cell office:value-type="float" office:value="4.91197" calcext:value-type="float">
            <text:p>4.9119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71894" calcext:value-type="float">
            <text:p>4.7189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.9275" calcext:value-type="float">
            <text:p>3.927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2924" calcext:value-type="float">
            <text:p>0.12924</text:p>
          </table:table-cell>
          <table:table-cell office:value-type="float" office:value="0.131267" calcext:value-type="float">
            <text:p>0.131267</text:p>
          </table:table-cell>
          <table:table-cell office:value-type="float" office:value="0.130035" calcext:value-type="float">
            <text:p>0.130035</text:p>
          </table:table-cell>
          <table:table-cell office:value-type="float" office:value="0.128733" calcext:value-type="float">
            <text:p>0.128733</text:p>
          </table:table-cell>
          <table:table-cell office:value-type="float" office:value="0.131543" calcext:value-type="float">
            <text:p>0.131543</text:p>
          </table:table-cell>
          <table:table-cell office:value-type="float" office:value="0.23412" calcext:value-type="float">
            <text:p>0.23412</text:p>
          </table:table-cell>
          <table:table-cell office:value-type="float" office:value="0.231557" calcext:value-type="float">
            <text:p>0.231557</text:p>
          </table:table-cell>
          <table:table-cell office:value-type="float" office:value="0.23707" calcext:value-type="float">
            <text:p>0.23707</text:p>
          </table:table-cell>
          <table:table-cell office:value-type="float" office:value="0.234122" calcext:value-type="float">
            <text:p>0.234122</text:p>
          </table:table-cell>
          <table:table-cell office:value-type="float" office:value="0.231667" calcext:value-type="float">
            <text:p>0.231667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1.80043" calcext:value-type="float">
            <text:p>1.80043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4.70295" calcext:value-type="float">
            <text:p>4.70295</text:p>
          </table:table-cell>
        </table:table-row>
        <table:table-row table:style-name="ro1">
          <table:table-cell office:value-type="float" office:value="4.96172" calcext:value-type="float">
            <text:p>4.9617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74897" calcext:value-type="float">
            <text:p>4.7489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.95187" calcext:value-type="float">
            <text:p>3.9518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046" calcext:value-type="float">
            <text:p>0.135046</text:p>
          </table:table-cell>
          <table:table-cell office:value-type="float" office:value="0.134093" calcext:value-type="float">
            <text:p>0.134093</text:p>
          </table:table-cell>
          <table:table-cell office:value-type="float" office:value="0.136103" calcext:value-type="float">
            <text:p>0.136103</text:p>
          </table:table-cell>
          <table:table-cell office:value-type="float" office:value="0.135047" calcext:value-type="float">
            <text:p>0.135047</text:p>
          </table:table-cell>
          <table:table-cell office:value-type="float" office:value="0.13397" calcext:value-type="float">
            <text:p>0.13397</text:p>
          </table:table-cell>
          <table:table-cell office:value-type="float" office:value="0.136863" calcext:value-type="float">
            <text:p>0.136863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307" calcext:value-type="float">
            <text:p>0.241307</text:p>
          </table:table-cell>
          <table:table-cell office:value-type="float" office:value="0.245997" calcext:value-type="float">
            <text:p>0.245997</text:p>
          </table:table-cell>
          <table:table-cell office:value-type="float" office:value="0.243109" calcext:value-type="float">
            <text:p>0.243109</text:p>
          </table:table-cell>
          <table:table-cell office:value-type="float" office:value="0.241153" calcext:value-type="float">
            <text:p>0.241153</text:p>
          </table:table-cell>
          <table:table-cell office:value-type="float" office:value="0.248143" calcext:value-type="float">
            <text:p>0.248143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1.80018" calcext:value-type="float">
            <text:p>1.80018</text:p>
          </table:table-cell>
          <table:table-cell office:value-type="float" office:value="4.72259" calcext:value-type="float">
            <text:p>4.72259</text:p>
          </table:table-cell>
        </table:table-row>
        <table:table-row table:style-name="ro1">
          <table:table-cell office:value-type="float" office:value="5.01924" calcext:value-type="float">
            <text:p>5.0192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78529" calcext:value-type="float">
            <text:p>4.7852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.99257" calcext:value-type="float">
            <text:p>3.9925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3944" calcext:value-type="float">
            <text:p>0.13944</text:p>
          </table:table-cell>
          <table:table-cell office:value-type="float" office:value="0.141097" calcext:value-type="float">
            <text:p>0.141097</text:p>
          </table:table-cell>
          <table:table-cell office:value-type="float" office:value="0.140088" calcext:value-type="float">
            <text:p>0.140088</text:p>
          </table:table-cell>
          <table:table-cell office:value-type="float" office:value="0.13869" calcext:value-type="float">
            <text:p>0.13869</text:p>
          </table:table-cell>
          <table:table-cell office:value-type="float" office:value="0.142097" calcext:value-type="float">
            <text:p>0.142097</text:p>
          </table:table-cell>
          <table:table-cell office:value-type="float" office:value="0.252135" calcext:value-type="float">
            <text:p>0.252135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25455" calcext:value-type="float">
            <text:p>0.25455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0.250053" calcext:value-type="float">
            <text:p>0.250053</text:p>
          </table:table-cell>
          <table:table-cell office:value-type="float" office:value="0.257657" calcext:value-type="float">
            <text:p>0.257657</text:p>
          </table:table-cell>
          <table:table-cell table:number-columns-repeated="2" office:value-type="float" office:value="1.79982" calcext:value-type="float">
            <text:p>1.79982</text:p>
          </table:table-cell>
          <table:table-cell office:value-type="float" office:value="4.74612" calcext:value-type="float">
            <text:p>4.74612</text:p>
          </table:table-cell>
        </table:table-row>
        <table:table-row table:style-name="ro1">
          <table:table-cell office:value-type="float" office:value="5.09367" calcext:value-type="float">
            <text:p>5.0936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83343" calcext:value-type="float">
            <text:p>4.8334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03695" calcext:value-type="float">
            <text:p>4.0369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101" calcext:value-type="float">
            <text:p>0.145101</text:p>
          </table:table-cell>
          <table:table-cell office:value-type="float" office:value="0.143857" calcext:value-type="float">
            <text:p>0.143857</text:p>
          </table:table-cell>
          <table:table-cell office:value-type="float" office:value="0.14625" calcext:value-type="float">
            <text:p>0.14625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43963" calcext:value-type="float">
            <text:p>0.143963</text:p>
          </table:table-cell>
          <table:table-cell office:value-type="float" office:value="0.14687" calcext:value-type="float">
            <text:p>0.14687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0.259377" calcext:value-type="float">
            <text:p>0.259377</text:p>
          </table:table-cell>
          <table:table-cell office:value-type="float" office:value="0.263003" calcext:value-type="float">
            <text:p>0.263003</text:p>
          </table:table-cell>
          <table:table-cell office:value-type="float" office:value="0.261323" calcext:value-type="float">
            <text:p>0.261323</text:p>
          </table:table-cell>
          <table:table-cell office:value-type="float" office:value="0.259283" calcext:value-type="float">
            <text:p>0.259283</text:p>
          </table:table-cell>
          <table:table-cell office:value-type="float" office:value="0.266137" calcext:value-type="float">
            <text:p>0.266137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1.80098" calcext:value-type="float">
            <text:p>1.80098</text:p>
          </table:table-cell>
          <table:table-cell office:value-type="float" office:value="4.77869" calcext:value-type="float">
            <text:p>4.77869</text:p>
          </table:table-cell>
        </table:table-row>
        <table:table-row table:style-name="ro1">
          <table:table-cell office:value-type="float" office:value="5.13906" calcext:value-type="float">
            <text:p>5.1390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86206" calcext:value-type="float">
            <text:p>4.8620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.0643" calcext:value-type="float">
            <text:p>4.064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073" calcext:value-type="float">
            <text:p>0.150073</text:p>
          </table:table-cell>
          <table:table-cell office:value-type="float" office:value="0.148857" calcext:value-type="float">
            <text:p>0.148857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0.150072" calcext:value-type="float">
            <text:p>0.150072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0.15162" calcext:value-type="float">
            <text:p>0.15162</text:p>
          </table:table-cell>
          <table:table-cell office:value-type="float" office:value="0.270177" calcext:value-type="float">
            <text:p>0.270177</text:p>
          </table:table-cell>
          <table:table-cell office:value-type="float" office:value="0.26602" calcext:value-type="float">
            <text:p>0.26602</text:p>
          </table:table-cell>
          <table:table-cell office:value-type="float" office:value="0.273463" calcext:value-type="float">
            <text:p>0.273463</text:p>
          </table:table-cell>
          <table:table-cell office:value-type="float" office:value="0.270174" calcext:value-type="float">
            <text:p>0.270174</text:p>
          </table:table-cell>
          <table:table-cell office:value-type="float" office:value="0.267657" calcext:value-type="float">
            <text:p>0.267657</text:p>
          </table:table-cell>
          <table:table-cell office:value-type="float" office:value="0.274967" calcext:value-type="float">
            <text:p>0.274967</text:p>
          </table:table-cell>
          <table:table-cell office:value-type="float" office:value="1.80031" calcext:value-type="float">
            <text:p>1.80031</text:p>
          </table:table-cell>
          <table:table-cell office:value-type="float" office:value="1.8003" calcext:value-type="float">
            <text:p>1.8003</text:p>
          </table:table-cell>
          <table:table-cell office:value-type="float" office:value="4.79448" calcext:value-type="float">
            <text:p>4.79448</text:p>
          </table:table-cell>
        </table:table-row>
        <table:table-row table:style-name="ro1">
          <table:table-cell office:value-type="float" office:value="5.21188" calcext:value-type="float">
            <text:p>5.2118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89678" calcext:value-type="float">
            <text:p>4.8967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10395" calcext:value-type="float">
            <text:p>4.1039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095" calcext:value-type="float">
            <text:p>0.155095</text:p>
          </table:table-cell>
          <table:table-cell office:value-type="float" office:value="0.153963" calcext:value-type="float">
            <text:p>0.153963</text:p>
          </table:table-cell>
          <table:table-cell office:value-type="float" office:value="0.155983" calcext:value-type="float">
            <text:p>0.155983</text:p>
          </table:table-cell>
          <table:table-cell office:value-type="float" office:value="0.155094" calcext:value-type="float">
            <text:p>0.155094</text:p>
          </table:table-cell>
          <table:table-cell office:value-type="float" office:value="0.153553" calcext:value-type="float">
            <text:p>0.153553</text:p>
          </table:table-cell>
          <table:table-cell office:value-type="float" office:value="0.156497" calcext:value-type="float">
            <text:p>0.156497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5037" calcext:value-type="float">
            <text:p>0.275037</text:p>
          </table:table-cell>
          <table:table-cell office:value-type="float" office:value="0.28224" calcext:value-type="float">
            <text:p>0.28224</text:p>
          </table:table-cell>
          <table:table-cell office:value-type="float" office:value="0.279321" calcext:value-type="float">
            <text:p>0.279321</text:p>
          </table:table-cell>
          <table:table-cell office:value-type="float" office:value="0.276473" calcext:value-type="float">
            <text:p>0.276473</text:p>
          </table:table-cell>
          <table:table-cell office:value-type="float" office:value="0.284243" calcext:value-type="float">
            <text:p>0.284243</text:p>
          </table:table-cell>
          <table:table-cell office:value-type="float" office:value="1.80096" calcext:value-type="float">
            <text:p>1.80096</text:p>
          </table:table-cell>
          <table:table-cell office:value-type="float" office:value="1.80097" calcext:value-type="float">
            <text:p>1.80097</text:p>
          </table:table-cell>
          <table:table-cell office:value-type="float" office:value="4.81276" calcext:value-type="float">
            <text:p>4.81276</text:p>
          </table:table-cell>
        </table:table-row>
        <table:table-row table:style-name="ro1">
          <table:table-cell office:value-type="float" office:value="5.2808" calcext:value-type="float">
            <text:p>5.280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93732" calcext:value-type="float">
            <text:p>4.9373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14001" calcext:value-type="float">
            <text:p>4.1400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132" calcext:value-type="float">
            <text:p>0.160132</text:p>
          </table:table-cell>
          <table:table-cell office:value-type="float" office:value="0.159087" calcext:value-type="float">
            <text:p>0.159087</text:p>
          </table:table-cell>
          <table:table-cell office:value-type="float" office:value="0.161083" calcext:value-type="float">
            <text:p>0.161083</text:p>
          </table:table-cell>
          <table:table-cell office:value-type="float" office:value="0.160131" calcext:value-type="float">
            <text:p>0.160131</text:p>
          </table:table-cell>
          <table:table-cell office:value-type="float" office:value="0.158517" calcext:value-type="float">
            <text:p>0.158517</text:p>
          </table:table-cell>
          <table:table-cell office:value-type="float" office:value="0.161477" calcext:value-type="float">
            <text:p>0.161477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193" calcext:value-type="float">
            <text:p>0.285193</text:p>
          </table:table-cell>
          <table:table-cell office:value-type="float" office:value="0.291183" calcext:value-type="float">
            <text:p>0.291183</text:p>
          </table:table-cell>
          <table:table-cell office:value-type="float" office:value="0.288289" calcext:value-type="float">
            <text:p>0.288289</text:p>
          </table:table-cell>
          <table:table-cell office:value-type="float" office:value="0.285423" calcext:value-type="float">
            <text:p>0.285423</text:p>
          </table:table-cell>
          <table:table-cell office:value-type="float" office:value="0.292897" calcext:value-type="float">
            <text:p>0.292897</text:p>
          </table:table-cell>
          <table:table-cell office:value-type="float" office:value="1.80032" calcext:value-type="float">
            <text:p>1.80032</text:p>
          </table:table-cell>
          <table:table-cell office:value-type="float" office:value="1.80034" calcext:value-type="float">
            <text:p>1.80034</text:p>
          </table:table-cell>
          <table:table-cell office:value-type="float" office:value="4.8382" calcext:value-type="float">
            <text:p>4.8382</text:p>
          </table:table-cell>
        </table:table-row>
        <table:table-row table:style-name="ro1">
          <table:table-cell office:value-type="float" office:value="5.36541" calcext:value-type="float">
            <text:p>5.3654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98816" calcext:value-type="float">
            <text:p>4.9881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19183" calcext:value-type="float">
            <text:p>4.1918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4203" calcext:value-type="float">
            <text:p>0.164203</text:p>
          </table:table-cell>
          <table:table-cell office:value-type="float" office:value="0.166453" calcext:value-type="float">
            <text:p>0.166453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63547" calcext:value-type="float">
            <text:p>0.163547</text:p>
          </table:table-cell>
          <table:table-cell office:value-type="float" office:value="0.16656" calcext:value-type="float">
            <text:p>0.16656</text:p>
          </table:table-cell>
          <table:table-cell office:value-type="float" office:value="0.297368" calcext:value-type="float">
            <text:p>0.297368</text:p>
          </table:table-cell>
          <table:table-cell office:value-type="float" office:value="0.293813" calcext:value-type="float">
            <text:p>0.293813</text:p>
          </table:table-cell>
          <table:table-cell office:value-type="float" office:value="0.300543" calcext:value-type="float">
            <text:p>0.300543</text:p>
          </table:table-cell>
          <table:table-cell office:value-type="float" office:value="0.29737" calcext:value-type="float">
            <text:p>0.29737</text:p>
          </table:table-cell>
          <table:table-cell office:value-type="float" office:value="0.294467" calcext:value-type="float">
            <text:p>0.294467</text:p>
          </table:table-cell>
          <table:table-cell office:value-type="float" office:value="0.301827" calcext:value-type="float">
            <text:p>0.301827</text:p>
          </table:table-cell>
          <table:table-cell office:value-type="float" office:value="1.80023" calcext:value-type="float">
            <text:p>1.80023</text:p>
          </table:table-cell>
          <table:table-cell office:value-type="float" office:value="1.80024" calcext:value-type="float">
            <text:p>1.80024</text:p>
          </table:table-cell>
          <table:table-cell office:value-type="float" office:value="4.87336" calcext:value-type="float">
            <text:p>4.87336</text:p>
          </table:table-cell>
        </table:table-row>
        <table:table-row table:style-name="ro1">
          <table:table-cell office:value-type="float" office:value="5.43069" calcext:value-type="float">
            <text:p>5.4306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.02203" calcext:value-type="float">
            <text:p>5.0220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2624" calcext:value-type="float">
            <text:p>4.2262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181" calcext:value-type="float">
            <text:p>0.170181</text:p>
          </table:table-cell>
          <table:table-cell office:value-type="float" office:value="0.169017" calcext:value-type="float">
            <text:p>0.169017</text:p>
          </table:table-cell>
          <table:table-cell office:value-type="float" office:value="0.171337" calcext:value-type="float">
            <text:p>0.171337</text:p>
          </table:table-cell>
          <table:table-cell office:value-type="float" office:value="0.17018" calcext:value-type="float">
            <text:p>0.17018</text:p>
          </table:table-cell>
          <table:table-cell office:value-type="float" office:value="0.16874" calcext:value-type="float">
            <text:p>0.16874</text:p>
          </table:table-cell>
          <table:table-cell office:value-type="float" office:value="0.171797" calcext:value-type="float">
            <text:p>0.171797</text:p>
          </table:table-cell>
          <table:table-cell office:value-type="float" office:value="0.306336" calcext:value-type="float">
            <text:p>0.306336</text:p>
          </table:table-cell>
          <table:table-cell office:value-type="float" office:value="0.302677" calcext:value-type="float">
            <text:p>0.302677</text:p>
          </table:table-cell>
          <table:table-cell office:value-type="float" office:value="0.31067" calcext:value-type="float">
            <text:p>0.31067</text:p>
          </table:table-cell>
          <table:table-cell office:value-type="float" office:value="0.306335" calcext:value-type="float">
            <text:p>0.306335</text:p>
          </table:table-cell>
          <table:table-cell office:value-type="float" office:value="0.303207" calcext:value-type="float">
            <text:p>0.303207</text:p>
          </table:table-cell>
          <table:table-cell office:value-type="float" office:value="0.31105" calcext:value-type="float">
            <text:p>0.31105</text:p>
          </table:table-cell>
          <table:table-cell table:number-columns-repeated="2" office:value-type="float" office:value="1.80006" calcext:value-type="float">
            <text:p>1.80006</text:p>
          </table:table-cell>
          <table:table-cell office:value-type="float" office:value="4.89225" calcext:value-type="float">
            <text:p>4.89225</text:p>
          </table:table-cell>
        </table:table-row>
        <table:table-row table:style-name="ro1">
          <table:table-cell office:value-type="float" office:value="5.50891" calcext:value-type="float">
            <text:p>5.5089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06137" calcext:value-type="float">
            <text:p>5.061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26793" calcext:value-type="float">
            <text:p>4.2679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0.174117" calcext:value-type="float">
            <text:p>0.174117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0.175216" calcext:value-type="float">
            <text:p>0.175216</text:p>
          </table:table-cell>
          <table:table-cell office:value-type="float" office:value="0.173847" calcext:value-type="float">
            <text:p>0.173847</text:p>
          </table:table-cell>
          <table:table-cell office:value-type="float" office:value="0.17675" calcext:value-type="float">
            <text:p>0.17675</text:p>
          </table:table-cell>
          <table:table-cell office:value-type="float" office:value="0.315385" calcext:value-type="float">
            <text:p>0.315385</text:p>
          </table:table-cell>
          <table:table-cell office:value-type="float" office:value="0.312637" calcext:value-type="float">
            <text:p>0.312637</text:p>
          </table:table-cell>
          <table:table-cell office:value-type="float" office:value="0.31849" calcext:value-type="float">
            <text:p>0.31849</text:p>
          </table:table-cell>
          <table:table-cell office:value-type="float" office:value="0.315383" calcext:value-type="float">
            <text:p>0.315383</text:p>
          </table:table-cell>
          <table:table-cell office:value-type="float" office:value="0.312303" calcext:value-type="float">
            <text:p>0.312303</text:p>
          </table:table-cell>
          <table:table-cell office:value-type="float" office:value="0.319443" calcext:value-type="float">
            <text:p>0.319443</text:p>
          </table:table-cell>
          <table:table-cell table:number-columns-repeated="2" office:value-type="float" office:value="1.79997" calcext:value-type="float">
            <text:p>1.79997</text:p>
          </table:table-cell>
          <table:table-cell office:value-type="float" office:value="4.91515" calcext:value-type="float">
            <text:p>4.91515</text:p>
          </table:table-cell>
        </table:table-row>
        <table:table-row table:style-name="ro1">
          <table:table-cell office:value-type="float" office:value="5.61035" calcext:value-type="float">
            <text:p>5.6103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10809" calcext:value-type="float">
            <text:p>5.1080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31373" calcext:value-type="float">
            <text:p>4.3137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8787" calcext:value-type="float">
            <text:p>0.178787</text:p>
          </table:table-cell>
          <table:table-cell office:value-type="float" office:value="0.181217" calcext:value-type="float">
            <text:p>0.181217</text:p>
          </table:table-cell>
          <table:table-cell office:value-type="float" office:value="0.18028" calcext:value-type="float">
            <text:p>0.18028</text:p>
          </table:table-cell>
          <table:table-cell office:value-type="float" office:value="0.179097" calcext:value-type="float">
            <text:p>0.179097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324327" calcext:value-type="float">
            <text:p>0.324327</text:p>
          </table:table-cell>
          <table:table-cell office:value-type="float" office:value="0.32116" calcext:value-type="float">
            <text:p>0.32116</text:p>
          </table:table-cell>
          <table:table-cell office:value-type="float" office:value="0.326523" calcext:value-type="float">
            <text:p>0.326523</text:p>
          </table:table-cell>
          <table:table-cell office:value-type="float" office:value="0.324326" calcext:value-type="float">
            <text:p>0.324326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328403" calcext:value-type="float">
            <text:p>0.328403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4.94326" calcext:value-type="float">
            <text:p>4.94326</text:p>
          </table:table-cell>
        </table:table-row>
        <table:table-row table:style-name="ro1">
          <table:table-cell office:value-type="float" office:value="5.6931" calcext:value-type="float">
            <text:p>5.693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.14456" calcext:value-type="float">
            <text:p>5.1445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35981" calcext:value-type="float">
            <text:p>4.3598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28" calcext:value-type="float">
            <text:p>0.18528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0.18669" calcext:value-type="float">
            <text:p>0.18669</text:p>
          </table:table-cell>
          <table:table-cell office:value-type="float" office:value="0.185282" calcext:value-type="float">
            <text:p>0.185282</text:p>
          </table:table-cell>
          <table:table-cell office:value-type="float" office:value="0.183923" calcext:value-type="float">
            <text:p>0.183923</text:p>
          </table:table-cell>
          <table:table-cell office:value-type="float" office:value="0.187003" calcext:value-type="float">
            <text:p>0.187003</text:p>
          </table:table-cell>
          <table:table-cell office:value-type="float" office:value="0.333208" calcext:value-type="float">
            <text:p>0.333208</text:p>
          </table:table-cell>
          <table:table-cell office:value-type="float" office:value="0.331463" calcext:value-type="float">
            <text:p>0.331463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0.333211" calcext:value-type="float">
            <text:p>0.333211</text:p>
          </table:table-cell>
          <table:table-cell office:value-type="float" office:value="0.328723" calcext:value-type="float">
            <text:p>0.328723</text:p>
          </table:table-cell>
          <table:table-cell office:value-type="float" office:value="0.337003" calcext:value-type="float">
            <text:p>0.337003</text:p>
          </table:table-cell>
          <table:table-cell table:number-columns-repeated="2" office:value-type="float" office:value="1.7984" calcext:value-type="float">
            <text:p>1.7984</text:p>
          </table:table-cell>
          <table:table-cell office:value-type="float" office:value="4.96155" calcext:value-type="float">
            <text:p>4.96155</text:p>
          </table:table-cell>
        </table:table-row>
        <table:table-row table:style-name="ro1">
          <table:table-cell office:value-type="float" office:value="5.80088" calcext:value-type="float">
            <text:p>5.8008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18848" calcext:value-type="float">
            <text:p>5.1884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39557" calcext:value-type="float">
            <text:p>4.3955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945" calcext:value-type="float">
            <text:p>0.18945</text:p>
          </table:table-cell>
          <table:table-cell office:value-type="float" office:value="0.191683" calcext:value-type="float">
            <text:p>0.191683</text:p>
          </table:table-cell>
          <table:table-cell office:value-type="float" office:value="0.190258" calcext:value-type="float">
            <text:p>0.190258</text:p>
          </table:table-cell>
          <table:table-cell office:value-type="float" office:value="0.188937" calcext:value-type="float">
            <text:p>0.188937</text:p>
          </table:table-cell>
          <table:table-cell office:value-type="float" office:value="0.191603" calcext:value-type="float">
            <text:p>0.191603</text:p>
          </table:table-cell>
          <table:table-cell office:value-type="float" office:value="0.34208" calcext:value-type="float">
            <text:p>0.34208</text:p>
          </table:table-cell>
          <table:table-cell office:value-type="float" office:value="0.339013" calcext:value-type="float">
            <text:p>0.339013</text:p>
          </table:table-cell>
          <table:table-cell office:value-type="float" office:value="0.34423" calcext:value-type="float">
            <text:p>0.34423</text:p>
          </table:table-cell>
          <table:table-cell office:value-type="float" office:value="0.342077" calcext:value-type="float">
            <text:p>0.342077</text:p>
          </table:table-cell>
          <table:table-cell office:value-type="float" office:value="0.337777" calcext:value-type="float">
            <text:p>0.337777</text:p>
          </table:table-cell>
          <table:table-cell office:value-type="float" office:value="0.34606" calcext:value-type="float">
            <text:p>0.34606</text:p>
          </table:table-cell>
          <table:table-cell office:value-type="float" office:value="1.79798" calcext:value-type="float">
            <text:p>1.79798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4.99058" calcext:value-type="float">
            <text:p>4.99058</text:p>
          </table:table-cell>
        </table:table-row>
        <table:table-row table:style-name="ro1">
          <table:table-cell office:value-type="float" office:value="5.91673" calcext:value-type="float">
            <text:p>5.9167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23791" calcext:value-type="float">
            <text:p>5.2379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4533" calcext:value-type="float">
            <text:p>4.453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212" calcext:value-type="float">
            <text:p>0.195212</text:p>
          </table:table-cell>
          <table:table-cell office:value-type="float" office:value="0.19321" calcext:value-type="float">
            <text:p>0.19321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195213" calcext:value-type="float">
            <text:p>0.195213</text:p>
          </table:table-cell>
          <table:table-cell office:value-type="float" office:value="0.193913" calcext:value-type="float">
            <text:p>0.193913</text:p>
          </table:table-cell>
          <table:table-cell office:value-type="float" office:value="0.19685" calcext:value-type="float">
            <text:p>0.19685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45" calcext:value-type="float">
            <text:p>0.34645</text:p>
          </table:table-cell>
          <table:table-cell office:value-type="float" office:value="0.353823" calcext:value-type="float">
            <text:p>0.353823</text:p>
          </table:table-cell>
          <table:table-cell office:value-type="float" office:value="0.350996" calcext:value-type="float">
            <text:p>0.350996</text:p>
          </table:table-cell>
          <table:table-cell office:value-type="float" office:value="0.346883" calcext:value-type="float">
            <text:p>0.346883</text:p>
          </table:table-cell>
          <table:table-cell office:value-type="float" office:value="0.354703" calcext:value-type="float">
            <text:p>0.354703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1.79802" calcext:value-type="float">
            <text:p>1.79802</text:p>
          </table:table-cell>
          <table:table-cell office:value-type="float" office:value="5.01874" calcext:value-type="float">
            <text:p>5.01874</text:p>
          </table:table-cell>
        </table:table-row>
        <table:table-row table:style-name="ro1">
          <table:table-cell office:value-type="float" office:value="6.01476" calcext:value-type="float">
            <text:p>6.0147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2812" calcext:value-type="float">
            <text:p>5.281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.49845" calcext:value-type="float">
            <text:p>4.4984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214" calcext:value-type="float">
            <text:p>0.200214</text:p>
          </table:table-cell>
          <table:table-cell office:value-type="float" office:value="0.19899" calcext:value-type="float">
            <text:p>0.19899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200213" calcext:value-type="float">
            <text:p>0.200213</text:p>
          </table:table-cell>
          <table:table-cell office:value-type="float" office:value="0.198627" calcext:value-type="float">
            <text:p>0.198627</text:p>
          </table:table-cell>
          <table:table-cell office:value-type="float" office:value="0.201767" calcext:value-type="float">
            <text:p>0.201767</text:p>
          </table:table-cell>
          <table:table-cell office:value-type="float" office:value="0.360125" calcext:value-type="float">
            <text:p>0.360125</text:p>
          </table:table-cell>
          <table:table-cell office:value-type="float" office:value="0.35611" calcext:value-type="float">
            <text:p>0.35611</text:p>
          </table:table-cell>
          <table:table-cell office:value-type="float" office:value="0.364773" calcext:value-type="float">
            <text:p>0.364773</text:p>
          </table:table-cell>
          <table:table-cell office:value-type="float" office:value="0.360124" calcext:value-type="float">
            <text:p>0.36012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3777" calcext:value-type="float">
            <text:p>0.363777</text:p>
          </table:table-cell>
          <table:table-cell office:value-type="float" office:value="1.7987" calcext:value-type="float">
            <text:p>1.7987</text:p>
          </table:table-cell>
          <table:table-cell office:value-type="float" office:value="1.79871" calcext:value-type="float">
            <text:p>1.79871</text:p>
          </table:table-cell>
          <table:table-cell office:value-type="float" office:value="5.04061" calcext:value-type="float">
            <text:p>5.04061</text:p>
          </table:table-cell>
        </table:table-row>
        <table:table-row table:style-name="ro1">
          <table:table-cell office:value-type="float" office:value="6.14971" calcext:value-type="float">
            <text:p>6.1497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5.33527" calcext:value-type="float">
            <text:p>5.3352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.54419" calcext:value-type="float">
            <text:p>4.544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178" calcext:value-type="float">
            <text:p>0.205178</text:p>
          </table:table-cell>
          <table:table-cell office:value-type="float" office:value="0.203447" calcext:value-type="float">
            <text:p>0.203447</text:p>
          </table:table-cell>
          <table:table-cell office:value-type="float" office:value="0.206533" calcext:value-type="float">
            <text:p>0.206533</text:p>
          </table:table-cell>
          <table:table-cell office:value-type="float" office:value="0.205177" calcext:value-type="float">
            <text:p>0.205177</text:p>
          </table:table-cell>
          <table:table-cell office:value-type="float" office:value="0.203343" calcext:value-type="float">
            <text:p>0.203343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369072" calcext:value-type="float">
            <text:p>0.369072</text:p>
          </table:table-cell>
          <table:table-cell office:value-type="float" office:value="0.365927" calcext:value-type="float">
            <text:p>0.365927</text:p>
          </table:table-cell>
          <table:table-cell office:value-type="float" office:value="0.371617" calcext:value-type="float">
            <text:p>0.371617</text:p>
          </table:table-cell>
          <table:table-cell office:value-type="float" office:value="0.369075" calcext:value-type="float">
            <text:p>0.369075</text:p>
          </table:table-cell>
          <table:table-cell office:value-type="float" office:value="0.363993" calcext:value-type="float">
            <text:p>0.363993</text:p>
          </table:table-cell>
          <table:table-cell office:value-type="float" office:value="0.37277" calcext:value-type="float">
            <text:p>0.37277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1.79881" calcext:value-type="float">
            <text:p>1.79881</text:p>
          </table:table-cell>
          <table:table-cell office:value-type="float" office:value="5.07041" calcext:value-type="float">
            <text:p>5.07041</text:p>
          </table:table-cell>
        </table:table-row>
        <table:table-row table:style-name="ro1">
          <table:table-cell office:value-type="float" office:value="6.28747" calcext:value-type="float">
            <text:p>6.2874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38203" calcext:value-type="float">
            <text:p>5.3820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59604" calcext:value-type="float">
            <text:p>4.5960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146" calcext:value-type="float">
            <text:p>0.210146</text:p>
          </table:table-cell>
          <table:table-cell office:value-type="float" office:value="0.209193" calcext:value-type="float">
            <text:p>0.209193</text:p>
          </table:table-cell>
          <table:table-cell office:value-type="float" office:value="0.210833" calcext:value-type="float">
            <text:p>0.210833</text:p>
          </table:table-cell>
          <table:table-cell office:value-type="float" office:value="0.210145" calcext:value-type="float">
            <text:p>0.210145</text:p>
          </table:table-cell>
          <table:table-cell office:value-type="float" office:value="0.208207" calcext:value-type="float">
            <text:p>0.208207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0.377912" calcext:value-type="float">
            <text:p>0.377912</text:p>
          </table:table-cell>
          <table:table-cell office:value-type="float" office:value="0.37409" calcext:value-type="float">
            <text:p>0.3740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0.377909" calcext:value-type="float">
            <text:p>0.377909</text:p>
          </table:table-cell>
          <table:table-cell office:value-type="float" office:value="0.372427" calcext:value-type="float">
            <text:p>0.372427</text:p>
          </table:table-cell>
          <table:table-cell office:value-type="float" office:value="0.381203" calcext:value-type="float">
            <text:p>0.381203</text:p>
          </table:table-cell>
          <table:table-cell office:value-type="float" office:value="1.79833" calcext:value-type="float">
            <text:p>1.79833</text:p>
          </table:table-cell>
          <table:table-cell office:value-type="float" office:value="1.79832" calcext:value-type="float">
            <text:p>1.79832</text:p>
          </table:table-cell>
          <table:table-cell office:value-type="float" office:value="5.0942" calcext:value-type="float">
            <text:p>5.0942</text:p>
          </table:table-cell>
        </table:table-row>
        <table:table-row table:style-name="ro1">
          <table:table-cell office:value-type="float" office:value="6.44249" calcext:value-type="float">
            <text:p>6.4424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.42719" calcext:value-type="float">
            <text:p>5.4271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.63939" calcext:value-type="float">
            <text:p>4.6393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4033" calcext:value-type="float">
            <text:p>0.214033</text:p>
          </table:table-cell>
          <table:table-cell office:value-type="float" office:value="0.21652" calcext:value-type="float">
            <text:p>0.21652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21349" calcext:value-type="float">
            <text:p>0.21349</text:p>
          </table:table-cell>
          <table:table-cell office:value-type="float" office:value="0.21649" calcext:value-type="float">
            <text:p>0.21649</text:p>
          </table:table-cell>
          <table:table-cell office:value-type="float" office:value="0.386873" calcext:value-type="float">
            <text:p>0.386873</text:p>
          </table:table-cell>
          <table:table-cell office:value-type="float" office:value="0.383873" calcext:value-type="float">
            <text:p>0.383873</text:p>
          </table:table-cell>
          <table:table-cell office:value-type="float" office:value="0.390327" calcext:value-type="float">
            <text:p>0.390327</text:p>
          </table:table-cell>
          <table:table-cell office:value-type="float" office:value="0.386869" calcext:value-type="float">
            <text:p>0.386869</text:p>
          </table:table-cell>
          <table:table-cell office:value-type="float" office:value="0.381593" calcext:value-type="float">
            <text:p>0.381593</text:p>
          </table:table-cell>
          <table:table-cell office:value-type="float" office:value="0.38988" calcext:value-type="float">
            <text:p>0.38988</text:p>
          </table:table-cell>
          <table:table-cell office:value-type="float" office:value="1.79846" calcext:value-type="float">
            <text:p>1.79846</text:p>
          </table:table-cell>
          <table:table-cell office:value-type="float" office:value="1.79845" calcext:value-type="float">
            <text:p>1.79845</text:p>
          </table:table-cell>
          <table:table-cell office:value-type="float" office:value="5.1189" calcext:value-type="float">
            <text:p>5.1189</text:p>
          </table:table-cell>
        </table:table-row>
        <table:table-row table:style-name="ro1">
          <table:table-cell office:value-type="float" office:value="6.58931" calcext:value-type="float">
            <text:p>6.5893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48223" calcext:value-type="float">
            <text:p>5.4822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69097" calcext:value-type="float">
            <text:p>4.6909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983" calcext:value-type="float">
            <text:p>0.218983</text:p>
          </table:table-cell>
          <table:table-cell office:value-type="float" office:value="0.22155" calcext:value-type="float">
            <text:p>0.22155</text:p>
          </table:table-cell>
          <table:table-cell office:value-type="float" office:value="0.220135" calcext:value-type="float">
            <text:p>0.220135</text:p>
          </table:table-cell>
          <table:table-cell office:value-type="float" office:value="0.218307" calcext:value-type="float">
            <text:p>0.218307</text:p>
          </table:table-cell>
          <table:table-cell office:value-type="float" office:value="0.221567" calcext:value-type="float">
            <text:p>0.22156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3563" calcext:value-type="float">
            <text:p>0.393563</text:p>
          </table:table-cell>
          <table:table-cell office:value-type="float" office:value="0.397797" calcext:value-type="float">
            <text:p>0.397797</text:p>
          </table:table-cell>
          <table:table-cell office:value-type="float" office:value="0.395772" calcext:value-type="float">
            <text:p>0.395772</text:p>
          </table:table-cell>
          <table:table-cell office:value-type="float" office:value="0.39011" calcext:value-type="float">
            <text:p>0.39011</text:p>
          </table:table-cell>
          <table:table-cell office:value-type="float" office:value="0.3988" calcext:value-type="float">
            <text:p>0.3988</text:p>
          </table:table-cell>
          <table:table-cell table:number-columns-repeated="2" office:value-type="float" office:value="1.79786" calcext:value-type="float">
            <text:p>1.79786</text:p>
          </table:table-cell>
          <table:table-cell office:value-type="float" office:value="5.14763" calcext:value-type="float">
            <text:p>5.14763</text:p>
          </table:table-cell>
        </table:table-row>
        <table:table-row table:style-name="ro1">
          <table:table-cell office:value-type="float" office:value="6.76226" calcext:value-type="float">
            <text:p>6.76226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52774" calcext:value-type="float">
            <text:p>5.5277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73762" calcext:value-type="float">
            <text:p>4.7376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4647" calcext:value-type="float">
            <text:p>0.224647</text:p>
          </table:table-cell>
          <table:table-cell office:value-type="float" office:value="0.225963" calcext:value-type="float">
            <text:p>0.225963</text:p>
          </table:table-cell>
          <table:table-cell office:value-type="float" office:value="0.225164" calcext:value-type="float">
            <text:p>0.225164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0.22665" calcext:value-type="float">
            <text:p>0.22665</text:p>
          </table:table-cell>
          <table:table-cell office:value-type="float" office:value="0.404797" calcext:value-type="float">
            <text:p>0.404797</text:p>
          </table:table-cell>
          <table:table-cell office:value-type="float" office:value="0.402063" calcext:value-type="float">
            <text:p>0.402063</text:p>
          </table:table-cell>
          <table:table-cell office:value-type="float" office:value="0.407097" calcext:value-type="float">
            <text:p>0.407097</text:p>
          </table:table-cell>
          <table:table-cell office:value-type="float" office:value="0.404798" calcext:value-type="float">
            <text:p>0.404798</text:p>
          </table:table-cell>
          <table:table-cell office:value-type="float" office:value="0.399793" calcext:value-type="float">
            <text:p>0.399793</text:p>
          </table:table-cell>
          <table:table-cell office:value-type="float" office:value="0.407763" calcext:value-type="float">
            <text:p>0.407763</text:p>
          </table:table-cell>
          <table:table-cell office:value-type="float" office:value="1.79779" calcext:value-type="float">
            <text:p>1.79779</text:p>
          </table:table-cell>
          <table:table-cell office:value-type="float" office:value="1.7978" calcext:value-type="float">
            <text:p>1.7978</text:p>
          </table:table-cell>
          <table:table-cell office:value-type="float" office:value="5.16809" calcext:value-type="float">
            <text:p>5.16809</text:p>
          </table:table-cell>
        </table:table-row>
        <table:table-row table:style-name="ro1">
          <table:table-cell office:value-type="float" office:value="6.96789" calcext:value-type="float">
            <text:p>6.9678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59199" calcext:value-type="float">
            <text:p>5.5919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.80113" calcext:value-type="float">
            <text:p>4.8011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132" calcext:value-type="float">
            <text:p>0.230132</text:p>
          </table:table-cell>
          <table:table-cell office:value-type="float" office:value="0.228587" calcext:value-type="float">
            <text:p>0.22858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0129" calcext:value-type="float">
            <text:p>0.230129</text:p>
          </table:table-cell>
          <table:table-cell office:value-type="float" office:value="0.22815" calcext:value-type="float">
            <text:p>0.22815</text:p>
          </table:table-cell>
          <table:table-cell office:value-type="float" office:value="0.23178" calcext:value-type="float">
            <text:p>0.23178</text:p>
          </table:table-cell>
          <table:table-cell office:value-type="float" office:value="0.413767" calcext:value-type="float">
            <text:p>0.413767</text:p>
          </table:table-cell>
          <table:table-cell office:value-type="float" office:value="0.408927" calcext:value-type="float">
            <text:p>0.4089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413765" calcext:value-type="float">
            <text:p>0.413765</text:p>
          </table:table-cell>
          <table:table-cell office:value-type="float" office:value="0.408693" calcext:value-type="float">
            <text:p>0.408693</text:p>
          </table:table-cell>
          <table:table-cell office:value-type="float" office:value="0.416873" calcext:value-type="float">
            <text:p>0.416873</text:p>
          </table:table-cell>
          <table:table-cell office:value-type="float" office:value="1.79796" calcext:value-type="float">
            <text:p>1.79796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5.20063" calcext:value-type="float">
            <text:p>5.20063</text:p>
          </table:table-cell>
        </table:table-row>
        <table:table-row table:style-name="ro1">
          <table:table-cell office:value-type="float" office:value="7.19044" calcext:value-type="float">
            <text:p>7.1904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.64777" calcext:value-type="float">
            <text:p>5.6477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86515" calcext:value-type="float">
            <text:p>4.8651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83" calcext:value-type="float">
            <text:p>0.23383</text:p>
          </table:table-cell>
          <table:table-cell office:value-type="float" office:value="0.23663" calcext:value-type="float">
            <text:p>0.23663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0.23324" calcext:value-type="float">
            <text:p>0.23324</text:p>
          </table:table-cell>
          <table:table-cell office:value-type="float" office:value="0.236847" calcext:value-type="float">
            <text:p>0.236847</text:p>
          </table:table-cell>
          <table:table-cell office:value-type="float" office:value="0.422628" calcext:value-type="float">
            <text:p>0.422628</text:p>
          </table:table-cell>
          <table:table-cell office:value-type="float" office:value="0.418507" calcext:value-type="float">
            <text:p>0.418507</text:p>
          </table:table-cell>
          <table:table-cell office:value-type="float" office:value="0.42607" calcext:value-type="float">
            <text:p>0.42607</text:p>
          </table:table-cell>
          <table:table-cell office:value-type="float" office:value="0.42263" calcext:value-type="float">
            <text:p>0.42263</text:p>
          </table:table-cell>
          <table:table-cell office:value-type="float" office:value="0.417867" calcext:value-type="float">
            <text:p>0.417867</text:p>
          </table:table-cell>
          <table:table-cell office:value-type="float" office:value="0.425553" calcext:value-type="float">
            <text:p>0.425553</text:p>
          </table:table-cell>
          <table:table-cell office:value-type="float" office:value="1.79788" calcext:value-type="float">
            <text:p>1.79788</text:p>
          </table:table-cell>
          <table:table-cell office:value-type="float" office:value="1.79789" calcext:value-type="float">
            <text:p>1.79789</text:p>
          </table:table-cell>
          <table:table-cell office:value-type="float" office:value="5.22858" calcext:value-type="float">
            <text:p>5.22858</text:p>
          </table:table-cell>
        </table:table-row>
        <table:table-row table:style-name="ro1"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 office:value-type="float" office:value="7.70671" calcext:value-type="float">
            <text:p>7.7067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5.76261" calcext:value-type="float">
            <text:p>5.762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97251" calcext:value-type="float">
            <text:p>4.9725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4253" calcext:value-type="float">
            <text:p>0.244253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43457" calcext:value-type="float">
            <text:p>0.243457</text:p>
          </table:table-cell>
          <table:table-cell office:value-type="float" office:value="0.246743" calcext:value-type="float">
            <text:p>0.24674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44483" calcext:value-type="float">
            <text:p>0.444483</text:p>
          </table:table-cell>
          <table:table-cell office:value-type="float" office:value="0.440688" calcext:value-type="float">
            <text:p>0.440688</text:p>
          </table:table-cell>
          <table:table-cell office:value-type="float" office:value="0.435897" calcext:value-type="float">
            <text:p>0.435897</text:p>
          </table:table-cell>
          <table:table-cell office:value-type="float" office:value="0.44336" calcext:value-type="float">
            <text:p>0.44336</text:p>
          </table:table-cell>
          <table:table-cell table:number-columns-repeated="2" office:value-type="float" office:value="1.79836" calcext:value-type="float">
            <text:p>1.79836</text:p>
          </table:table-cell>
          <table:table-cell office:value-type="float" office:value="5.28121" calcext:value-type="float">
            <text:p>5.28121</text:p>
          </table:table-cell>
        </table:table-row>
        <table:table-row table:style-name="ro1">
          <table:table-cell office:value-type="float" office:value="8.04876" calcext:value-type="float">
            <text:p>8.04876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5.82134" calcext:value-type="float">
            <text:p>5.8213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.03495" calcext:value-type="float">
            <text:p>5.0349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9961" calcext:value-type="float">
            <text:p>0.249961</text:p>
          </table:table-cell>
          <table:table-cell office:value-type="float" office:value="0.248477" calcext:value-type="float">
            <text:p>0.248477</text:p>
          </table:table-cell>
          <table:table-cell office:value-type="float" office:value="0.25131" calcext:value-type="float">
            <text:p>0.25131</text:p>
          </table:table-cell>
          <table:table-cell office:value-type="float" office:value="0.24996" calcext:value-type="float">
            <text:p>0.24996</text:p>
          </table:table-cell>
          <table:table-cell office:value-type="float" office:value="0.24841" calcext:value-type="float">
            <text:p>0.24841</text:p>
          </table:table-cell>
          <table:table-cell office:value-type="float" office:value="0.251767" calcext:value-type="float">
            <text:p>0.251767</text:p>
          </table:table-cell>
          <table:table-cell office:value-type="float" office:value="0.449549" calcext:value-type="float">
            <text:p>0.449549</text:p>
          </table:table-cell>
          <table:table-cell office:value-type="float" office:value="0.445797" calcext:value-type="float">
            <text:p>0.445797</text:p>
          </table:table-cell>
          <table:table-cell office:value-type="float" office:value="0.452603" calcext:value-type="float">
            <text:p>0.452603</text:p>
          </table:table-cell>
          <table:table-cell office:value-type="float" office:value="0.449544" calcext:value-type="float">
            <text:p>0.449544</text:p>
          </table:table-cell>
          <table:table-cell office:value-type="float" office:value="0.445397" calcext:value-type="float">
            <text:p>0.445397</text:p>
          </table:table-cell>
          <table:table-cell office:value-type="float" office:value="0.452247" calcext:value-type="float">
            <text:p>0.452247</text:p>
          </table:table-cell>
          <table:table-cell table:number-columns-repeated="2" office:value-type="float" office:value="1.79847" calcext:value-type="float">
            <text:p>1.79847</text:p>
          </table:table-cell>
          <table:table-cell office:value-type="float" office:value="5.30445" calcext:value-type="float">
            <text:p>5.30445</text:p>
          </table:table-cell>
        </table:table-row>
        <table:table-row table:style-name="ro1">
          <table:table-cell office:value-type="float" office:value="8.38024" calcext:value-type="float">
            <text:p>8.3802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.8762" calcext:value-type="float">
            <text:p>5.876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.08883" calcext:value-type="float">
            <text:p>5.0888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83" calcext:value-type="float">
            <text:p>0.25383</text:p>
          </table:table-cell>
          <table:table-cell office:value-type="float" office:value="0.256647" calcext:value-type="float">
            <text:p>0.256647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0.256933" calcext:value-type="float">
            <text:p>0.256933</text:p>
          </table:table-cell>
          <table:table-cell office:value-type="float" office:value="0.458597" calcext:value-type="float">
            <text:p>0.458597</text:p>
          </table:table-cell>
          <table:table-cell office:value-type="float" office:value="0.45551" calcext:value-type="float">
            <text:p>0.45551</text:p>
          </table:table-cell>
          <table:table-cell office:value-type="float" office:value="0.46243" calcext:value-type="float">
            <text:p>0.46243</text:p>
          </table:table-cell>
          <table:table-cell office:value-type="float" office:value="0.458596" calcext:value-type="float">
            <text:p>0.458596</text:p>
          </table:table-cell>
          <table:table-cell office:value-type="float" office:value="0.454397" calcext:value-type="float">
            <text:p>0.454397</text:p>
          </table:table-cell>
          <table:table-cell office:value-type="float" office:value="0.46164" calcext:value-type="float">
            <text:p>0.46164</text:p>
          </table:table-cell>
          <table:table-cell office:value-type="float" office:value="1.79868" calcext:value-type="float">
            <text:p>1.79868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5.32779" calcext:value-type="float">
            <text:p>5.32779</text:p>
          </table:table-cell>
        </table:table-row>
        <table:table-row table:style-name="ro1">
          <table:table-cell office:value-type="float" office:value="8.83272" calcext:value-type="float">
            <text:p>8.83272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5.94659" calcext:value-type="float">
            <text:p>5.9465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.16269" calcext:value-type="float">
            <text:p>5.1626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9973" calcext:value-type="float">
            <text:p>0.259973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261123" calcext:value-type="float">
            <text:p>0.261123</text:p>
          </table:table-cell>
          <table:table-cell office:value-type="float" office:value="0.259978" calcext:value-type="float">
            <text:p>0.259978</text:p>
          </table:table-cell>
          <table:table-cell office:value-type="float" office:value="0.25846" calcext:value-type="float">
            <text:p>0.25846</text:p>
          </table:table-cell>
          <table:table-cell office:value-type="float" office:value="0.26147" calcext:value-type="float">
            <text:p>0.26147</text:p>
          </table:table-cell>
          <table:table-cell office:value-type="float" office:value="0.467604" calcext:value-type="float">
            <text:p>0.467604</text:p>
          </table:table-cell>
          <table:table-cell office:value-type="float" office:value="0.46453" calcext:value-type="float">
            <text:p>0.46453</text:p>
          </table:table-cell>
          <table:table-cell office:value-type="float" office:value="0.470857" calcext:value-type="float">
            <text:p>0.470857</text:p>
          </table:table-cell>
          <table:table-cell office:value-type="float" office:value="0.46761" calcext:value-type="float">
            <text:p>0.46761</text:p>
          </table:table-cell>
          <table:table-cell office:value-type="float" office:value="0.46303" calcext:value-type="float">
            <text:p>0.46303</text:p>
          </table:table-cell>
          <table:table-cell office:value-type="float" office:value="0.470617" calcext:value-type="float">
            <text:p>0.470617</text:p>
          </table:table-cell>
          <table:table-cell office:value-type="float" office:value="1.79867" calcext:value-type="float">
            <text:p>1.79867</text:p>
          </table:table-cell>
          <table:table-cell office:value-type="float" office:value="1.79865" calcext:value-type="float">
            <text:p>1.79865</text:p>
          </table:table-cell>
          <table:table-cell office:value-type="float" office:value="5.35238" calcext:value-type="float">
            <text:p>5.35238</text:p>
          </table:table-cell>
        </table:table-row>
        <table:table-row table:style-name="ro1">
          <table:table-cell office:value-type="float" office:value="9.37614" calcext:value-type="float">
            <text:p>9.37614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6.01696" calcext:value-type="float">
            <text:p>6.0169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23314" calcext:value-type="float">
            <text:p>5.2331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5002" calcext:value-type="float">
            <text:p>0.265002</text:p>
          </table:table-cell>
          <table:table-cell office:value-type="float" office:value="0.26314" calcext:value-type="float">
            <text:p>0.26314</text:p>
          </table:table-cell>
          <table:table-cell office:value-type="float" office:value="0.266663" calcext:value-type="float">
            <text:p>0.266663</text:p>
          </table:table-cell>
          <table:table-cell office:value-type="float" office:value="0.265004" calcext:value-type="float">
            <text:p>0.265004</text:p>
          </table:table-cell>
          <table:table-cell office:value-type="float" office:value="0.263273" calcext:value-type="float">
            <text:p>0.263273</text:p>
          </table:table-cell>
          <table:table-cell office:value-type="float" office:value="0.266323" calcext:value-type="float">
            <text:p>0.266323</text:p>
          </table:table-cell>
          <table:table-cell office:value-type="float" office:value="0.476581" calcext:value-type="float">
            <text:p>0.476581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478723" calcext:value-type="float">
            <text:p>0.478723</text:p>
          </table:table-cell>
          <table:table-cell office:value-type="float" office:value="0.476586" calcext:value-type="float">
            <text:p>0.476586</text:p>
          </table:table-cell>
          <table:table-cell office:value-type="float" office:value="0.472487" calcext:value-type="float">
            <text:p>0.472487</text:p>
          </table:table-cell>
          <table:table-cell office:value-type="float" office:value="0.480083" calcext:value-type="float">
            <text:p>0.480083</text:p>
          </table:table-cell>
          <table:table-cell table:number-columns-repeated="2" office:value-type="float" office:value="1.79841" calcext:value-type="float">
            <text:p>1.79841</text:p>
          </table:table-cell>
          <table:table-cell office:value-type="float" office:value="5.38578" calcext:value-type="float">
            <text:p>5.38578</text:p>
          </table:table-cell>
        </table:table-row>
        <table:table-row table:style-name="ro1">
          <table:table-cell office:value-type="float" office:value="9.95742" calcext:value-type="float">
            <text:p>9.95742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6.08405" calcext:value-type="float">
            <text:p>6.0840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30419" calcext:value-type="float">
            <text:p>5.3041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0024" calcext:value-type="float">
            <text:p>0.270024</text:p>
          </table:table-cell>
          <table:table-cell office:value-type="float" office:value="0.26872" calcext:value-type="float">
            <text:p>0.26872</text:p>
          </table:table-cell>
          <table:table-cell office:value-type="float" office:value="0.271523" calcext:value-type="float">
            <text:p>0.271523</text:p>
          </table:table-cell>
          <table:table-cell office:value-type="float" office:value="0.270021" calcext:value-type="float">
            <text:p>0.270021</text:p>
          </table:table-cell>
          <table:table-cell office:value-type="float" office:value="0.268423" calcext:value-type="float">
            <text:p>0.268423</text:p>
          </table:table-cell>
          <table:table-cell office:value-type="float" office:value="0.271373" calcext:value-type="float">
            <text:p>0.271373</text:p>
          </table:table-cell>
          <table:table-cell office:value-type="float" office:value="0.485605" calcext:value-type="float">
            <text:p>0.485605</text:p>
          </table:table-cell>
          <table:table-cell office:value-type="float" office:value="0.481313" calcext:value-type="float">
            <text:p>0.481313</text:p>
          </table:table-cell>
          <table:table-cell office:value-type="float" office:value="0.491187" calcext:value-type="float">
            <text:p>0.491187</text:p>
          </table:table-cell>
          <table:table-cell office:value-type="float" office:value="0.485596" calcext:value-type="float">
            <text:p>0.485596</text:p>
          </table:table-cell>
          <table:table-cell office:value-type="float" office:value="0.48162" calcext:value-type="float">
            <text:p>0.48162</text:p>
          </table:table-cell>
          <table:table-cell office:value-type="float" office:value="0.488507" calcext:value-type="float">
            <text:p>0.488507</text:p>
          </table:table-cell>
          <table:table-cell office:value-type="float" office:value="1.79838" calcext:value-type="float">
            <text:p>1.79838</text:p>
          </table:table-cell>
          <table:table-cell office:value-type="float" office:value="1.79836" calcext:value-type="float">
            <text:p>1.79836</text:p>
          </table:table-cell>
          <table:table-cell office:value-type="float" office:value="5.41208" calcext:value-type="float">
            <text:p>5.41208</text:p>
          </table:table-cell>
        </table:table-row>
        <table:table-row table:style-name="ro1">
          <table:table-cell office:value-type="float" office:value="10.7042" calcext:value-type="float">
            <text:p>10.7042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6.15331" calcext:value-type="float">
            <text:p>6.1533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.36821" calcext:value-type="float">
            <text:p>5.3682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5017" calcext:value-type="float">
            <text:p>0.275017</text:p>
          </table:table-cell>
          <table:table-cell office:value-type="float" office:value="0.274063" calcext:value-type="float">
            <text:p>0.274063</text:p>
          </table:table-cell>
          <table:table-cell office:value-type="float" office:value="0.276677" calcext:value-type="float">
            <text:p>0.276677</text:p>
          </table:table-cell>
          <table:table-cell office:value-type="float" office:value="0.275018" calcext:value-type="float">
            <text:p>0.275018</text:p>
          </table:table-cell>
          <table:table-cell office:value-type="float" office:value="0.273443" calcext:value-type="float">
            <text:p>0.273443</text:p>
          </table:table-cell>
          <table:table-cell office:value-type="float" office:value="0.276687" calcext:value-type="float">
            <text:p>0.276687</text:p>
          </table:table-cell>
          <table:table-cell office:value-type="float" office:value="0.494525" calcext:value-type="float">
            <text:p>0.494525</text:p>
          </table:table-cell>
          <table:table-cell office:value-type="float" office:value="0.490707" calcext:value-type="float">
            <text:p>0.490707</text:p>
          </table:table-cell>
          <table:table-cell office:value-type="float" office:value="0.49701" calcext:value-type="float">
            <text:p>0.49701</text:p>
          </table:table-cell>
          <table:table-cell office:value-type="float" office:value="0.494528" calcext:value-type="float">
            <text:p>0.494528</text:p>
          </table:table-cell>
          <table:table-cell office:value-type="float" office:value="0.490643" calcext:value-type="float">
            <text:p>0.490643</text:p>
          </table:table-cell>
          <table:table-cell office:value-type="float" office:value="0.49762" calcext:value-type="float">
            <text:p>0.49762</text:p>
          </table:table-cell>
          <table:table-cell table:number-columns-repeated="2" office:value-type="float" office:value="1.79816" calcext:value-type="float">
            <text:p>1.79816</text:p>
          </table:table-cell>
          <table:table-cell office:value-type="float" office:value="5.43418" calcext:value-type="float">
            <text:p>5.43418</text:p>
          </table:table-cell>
        </table:table-row>
        <table:table-row table:style-name="ro1">
          <table:table-cell office:value-type="float" office:value="11.71" calcext:value-type="float">
            <text:p>11.7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6.22531" calcext:value-type="float">
            <text:p>6.2253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.44489" calcext:value-type="float">
            <text:p>5.4448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0041" calcext:value-type="float">
            <text:p>0.280041</text:p>
          </table:table-cell>
          <table:table-cell office:value-type="float" office:value="0.278987" calcext:value-type="float">
            <text:p>0.278987</text:p>
          </table:table-cell>
          <table:table-cell office:value-type="float" office:value="0.28115" calcext:value-type="float">
            <text:p>0.28115</text:p>
          </table:table-cell>
          <table:table-cell office:value-type="float" office:value="0.280036" calcext:value-type="float">
            <text:p>0.280036</text:p>
          </table:table-cell>
          <table:table-cell office:value-type="float" office:value="0.278533" calcext:value-type="float">
            <text:p>0.278533</text:p>
          </table:table-cell>
          <table:table-cell office:value-type="float" office:value="0.282003" calcext:value-type="float">
            <text:p>0.282003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49919" calcext:value-type="float">
            <text:p>0.49919</text:p>
          </table:table-cell>
          <table:table-cell office:value-type="float" office:value="0.50723" calcext:value-type="float">
            <text:p>0.50723</text:p>
          </table:table-cell>
          <table:table-cell office:value-type="float" office:value="0.503513" calcext:value-type="float">
            <text:p>0.503513</text:p>
          </table:table-cell>
          <table:table-cell office:value-type="float" office:value="0.500483" calcext:value-type="float">
            <text:p>0.500483</text:p>
          </table:table-cell>
          <table:table-cell office:value-type="float" office:value="0.507237" calcext:value-type="float">
            <text:p>0.507237</text:p>
          </table:table-cell>
          <table:table-cell office:value-type="float" office:value="1.79801" calcext:value-type="float">
            <text:p>1.79801</text:p>
          </table:table-cell>
          <table:table-cell office:value-type="float" office:value="1.79803" calcext:value-type="float">
            <text:p>1.79803</text:p>
          </table:table-cell>
          <table:table-cell office:value-type="float" office:value="5.45977" calcext:value-type="float">
            <text:p>5.45977</text:p>
          </table:table-cell>
        </table:table-row>
        <table:table-row table:style-name="ro1">
          <table:table-cell office:value-type="float" office:value="12.8586" calcext:value-type="float">
            <text:p>12.8586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6.29443" calcext:value-type="float">
            <text:p>6.2944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51472" calcext:value-type="float">
            <text:p>5.5147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015" calcext:value-type="float">
            <text:p>0.285015</text:p>
          </table:table-cell>
          <table:table-cell office:value-type="float" office:value="0.28285" calcext:value-type="float">
            <text:p>0.28285</text:p>
          </table:table-cell>
          <table:table-cell office:value-type="float" office:value="0.286227" calcext:value-type="float">
            <text:p>0.286227</text:p>
          </table:table-cell>
          <table:table-cell office:value-type="float" office:value="0.285009" calcext:value-type="float">
            <text:p>0.285009</text:p>
          </table:table-cell>
          <table:table-cell office:value-type="float" office:value="0.283587" calcext:value-type="float">
            <text:p>0.283587</text:p>
          </table:table-cell>
          <table:table-cell office:value-type="float" office:value="0.286993" calcext:value-type="float">
            <text:p>0.286993</text:p>
          </table:table-cell>
          <table:table-cell office:value-type="float" office:value="0.512439" calcext:value-type="float">
            <text:p>0.512439</text:p>
          </table:table-cell>
          <table:table-cell office:value-type="float" office:value="0.509477" calcext:value-type="float">
            <text:p>0.509477</text:p>
          </table:table-cell>
          <table:table-cell office:value-type="float" office:value="0.517123" calcext:value-type="float">
            <text:p>0.517123</text:p>
          </table:table-cell>
          <table:table-cell office:value-type="float" office:value="0.512429" calcext:value-type="float">
            <text:p>0.512429</text:p>
          </table:table-cell>
          <table:table-cell office:value-type="float" office:value="0.5096" calcext:value-type="float">
            <text:p>0.5096</text:p>
          </table:table-cell>
          <table:table-cell office:value-type="float" office:value="0.516123" calcext:value-type="float">
            <text:p>0.516123</text:p>
          </table:table-cell>
          <table:table-cell table:number-columns-repeated="2" office:value-type="float" office:value="1.79794" calcext:value-type="float">
            <text:p>1.79794</text:p>
          </table:table-cell>
          <table:table-cell office:value-type="float" office:value="5.48387" calcext:value-type="float">
            <text:p>5.48387</text:p>
          </table:table-cell>
        </table:table-row>
        <table:table-row table:style-name="ro1">
          <table:table-cell office:value-type="float" office:value="14.2658" calcext:value-type="float">
            <text:p>14.2658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6.37644" calcext:value-type="float">
            <text:p>6.3764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.59905" calcext:value-type="float">
            <text:p>5.59905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035" calcext:value-type="float">
            <text:p>0.290035</text:p>
          </table:table-cell>
          <table:table-cell office:value-type="float" office:value="0.288213" calcext:value-type="float">
            <text:p>0.288213</text:p>
          </table:table-cell>
          <table:table-cell office:value-type="float" office:value="0.29115" calcext:value-type="float">
            <text:p>0.29115</text:p>
          </table:table-cell>
          <table:table-cell office:value-type="float" office:value="0.290036" calcext:value-type="float">
            <text:p>0.290036</text:p>
          </table:table-cell>
          <table:table-cell office:value-type="float" office:value="0.288317" calcext:value-type="float">
            <text:p>0.288317</text:p>
          </table:table-cell>
          <table:table-cell office:value-type="float" office:value="0.292347" calcext:value-type="float">
            <text:p>0.292347</text:p>
          </table:table-cell>
          <table:table-cell office:value-type="float" office:value="0.521427" calcext:value-type="float">
            <text:p>0.521427</text:p>
          </table:table-cell>
          <table:table-cell office:value-type="float" office:value="0.518177" calcext:value-type="float">
            <text:p>0.518177</text:p>
          </table:table-cell>
          <table:table-cell office:value-type="float" office:value="0.52464" calcext:value-type="float">
            <text:p>0.52464</text:p>
          </table:table-cell>
          <table:table-cell office:value-type="float" office:value="0.52143" calcext:value-type="float">
            <text:p>0.52143</text:p>
          </table:table-cell>
          <table:table-cell office:value-type="float" office:value="0.51781" calcext:value-type="float">
            <text:p>0.51781</text:p>
          </table:table-cell>
          <table:table-cell office:value-type="float" office:value="0.52604" calcext:value-type="float">
            <text:p>0.52604</text:p>
          </table:table-cell>
          <table:table-cell table:number-columns-repeated="2" office:value-type="float" office:value="1.79781" calcext:value-type="float">
            <text:p>1.79781</text:p>
          </table:table-cell>
          <table:table-cell office:value-type="float" office:value="5.5094" calcext:value-type="float">
            <text:p>5.5094</text:p>
          </table:table-cell>
        </table:table-row>
        <table:table-row table:style-name="ro1">
          <table:table-cell office:value-type="float" office:value="16.8393" calcext:value-type="float">
            <text:p>16.8393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6.46327" calcext:value-type="float">
            <text:p>6.4632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.68571" calcext:value-type="float">
            <text:p>5.6857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5025" calcext:value-type="float">
            <text:p>0.295025</text:p>
          </table:table-cell>
          <table:table-cell office:value-type="float" office:value="0.293633" calcext:value-type="float">
            <text:p>0.293633</text:p>
          </table:table-cell>
          <table:table-cell office:value-type="float" office:value="0.29691" calcext:value-type="float">
            <text:p>0.29691</text:p>
          </table:table-cell>
          <table:table-cell office:value-type="float" office:value="0.295024" calcext:value-type="float">
            <text:p>0.295024</text:p>
          </table:table-cell>
          <table:table-cell office:value-type="float" office:value="0.293267" calcext:value-type="float">
            <text:p>0.293267</text:p>
          </table:table-cell>
          <table:table-cell office:value-type="float" office:value="0.297367" calcext:value-type="float">
            <text:p>0.297367</text:p>
          </table:table-cell>
          <table:table-cell office:value-type="float" office:value="0.530447" calcext:value-type="float">
            <text:p>0.530447</text:p>
          </table:table-cell>
          <table:table-cell office:value-type="float" office:value="0.52501" calcext:value-type="float">
            <text:p>0.52501</text:p>
          </table:table-cell>
          <table:table-cell office:value-type="float" office:value="0.53639" calcext:value-type="float">
            <text:p>0.53639</text:p>
          </table:table-cell>
          <table:table-cell office:value-type="float" office:value="0.530445" calcext:value-type="float">
            <text:p>0.530445</text:p>
          </table:table-cell>
          <table:table-cell office:value-type="float" office:value="0.52701" calcext:value-type="float">
            <text:p>0.52701</text:p>
          </table:table-cell>
          <table:table-cell office:value-type="float" office:value="0.534893" calcext:value-type="float">
            <text:p>0.534893</text:p>
          </table:table-cell>
          <table:table-cell table:number-columns-repeated="2" office:value-type="float" office:value="1.79797" calcext:value-type="float">
            <text:p>1.79797</text:p>
          </table:table-cell>
          <table:table-cell office:value-type="float" office:value="5.53734" calcext:value-type="float">
            <text:p>5.53734</text:p>
          </table:table-cell>
        </table:table-row>
        <table:table-row table:style-name="ro1">
          <table:table-cell office:value-type="float" office:value="20.271" calcext:value-type="float">
            <text:p>20.271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office:value-type="float" office:value="6.54393" calcext:value-type="float">
            <text:p>6.5439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.76972" calcext:value-type="float">
            <text:p>5.7697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0039" calcext:value-type="float">
            <text:p>0.300039</text:p>
          </table:table-cell>
          <table:table-cell office:value-type="float" office:value="0.298963" calcext:value-type="float">
            <text:p>0.298963</text:p>
          </table:table-cell>
          <table:table-cell office:value-type="float" office:value="0.301397" calcext:value-type="float">
            <text:p>0.301397</text:p>
          </table:table-cell>
          <table:table-cell office:value-type="float" office:value="0.300041" calcext:value-type="float">
            <text:p>0.300041</text:p>
          </table:table-cell>
          <table:table-cell office:value-type="float" office:value="0.297647" calcext:value-type="float">
            <text:p>0.297647</text:p>
          </table:table-cell>
          <table:table-cell office:value-type="float" office:value="0.302233" calcext:value-type="float">
            <text:p>0.302233</text:p>
          </table:table-cell>
          <table:table-cell office:value-type="float" office:value="0.539366" calcext:value-type="float">
            <text:p>0.539366</text:p>
          </table:table-cell>
          <table:table-cell office:value-type="float" office:value="0.534617" calcext:value-type="float">
            <text:p>0.534617</text:p>
          </table:table-cell>
          <table:table-cell office:value-type="float" office:value="0.545557" calcext:value-type="float">
            <text:p>0.545557</text:p>
          </table:table-cell>
          <table:table-cell office:value-type="float" office:value="0.539369" calcext:value-type="float">
            <text:p>0.539369</text:p>
          </table:table-cell>
          <table:table-cell office:value-type="float" office:value="0.535353" calcext:value-type="float">
            <text:p>0.535353</text:p>
          </table:table-cell>
          <table:table-cell office:value-type="float" office:value="0.543033" calcext:value-type="float">
            <text:p>0.543033</text:p>
          </table:table-cell>
          <table:table-cell office:value-type="float" office:value="1.79766" calcext:value-type="float">
            <text:p>1.79766</text:p>
          </table:table-cell>
          <table:table-cell office:value-type="float" office:value="1.79765" calcext:value-type="float">
            <text:p>1.79765</text:p>
          </table:table-cell>
          <table:table-cell office:value-type="float" office:value="5.56253" calcext:value-type="float">
            <text:p>5.56253</text:p>
          </table:table-cell>
        </table:table-row>
        <table:table-row table:style-name="ro1">
          <table:table-cell office:value-type="float" office:value="27.2408" calcext:value-type="float">
            <text:p>27.2408</text:p>
          </table:table-cell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float" office:value="6.6326" calcext:value-type="float">
            <text:p>6.632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85305" calcext:value-type="float">
            <text:p>5.8530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5017" calcext:value-type="float">
            <text:p>0.305017</text:p>
          </table:table-cell>
          <table:table-cell office:value-type="float" office:value="0.304312" calcext:value-type="float">
            <text:p>0.304312</text:p>
          </table:table-cell>
          <table:table-cell office:value-type="float" office:value="0.306222" calcext:value-type="float">
            <text:p>0.306222</text:p>
          </table:table-cell>
          <table:table-cell office:value-type="float" office:value="0.305029" calcext:value-type="float">
            <text:p>0.305029</text:p>
          </table:table-cell>
          <table:table-cell office:value-type="float" office:value="0.303414" calcext:value-type="float">
            <text:p>0.303414</text:p>
          </table:table-cell>
          <table:table-cell office:value-type="float" office:value="0.306018" calcext:value-type="float">
            <text:p>0.306018</text:p>
          </table:table-cell>
          <table:table-cell office:value-type="float" office:value="0.548368" calcext:value-type="float">
            <text:p>0.548368</text:p>
          </table:table-cell>
          <table:table-cell office:value-type="float" office:value="0.545574" calcext:value-type="float">
            <text:p>0.545574</text:p>
          </table:table-cell>
          <table:table-cell office:value-type="float" office:value="0.550318" calcext:value-type="float">
            <text:p>0.550318</text:p>
          </table:table-cell>
          <table:table-cell office:value-type="float" office:value="0.548393" calcext:value-type="float">
            <text:p>0.548393</text:p>
          </table:table-cell>
          <table:table-cell office:value-type="float" office:value="0.545112" calcext:value-type="float">
            <text:p>0.545112</text:p>
          </table:table-cell>
          <table:table-cell office:value-type="float" office:value="0.551434" calcext:value-type="float">
            <text:p>0.551434</text:p>
          </table:table-cell>
          <table:table-cell office:value-type="float" office:value="1.79783" calcext:value-type="float">
            <text:p>1.79783</text:p>
          </table:table-cell>
          <table:table-cell office:value-type="float" office:value="1.79784" calcext:value-type="float">
            <text:p>1.79784</text:p>
          </table:table-cell>
          <table:table-cell office:value-type="float" office:value="5.58247" calcext:value-type="float">
            <text:p>5.58247</text:p>
          </table:table-cell>
        </table:table-row>
        <table:table-row table:style-name="ro1">
          <table:table-cell office:value-type="float" office:value="60.905" calcext:value-type="float">
            <text:p>60.905</text:p>
          </table:table-cell>
          <table:table-cell office:value-type="float" office:value="1" calcext:value-type="float">
            <text:p>1</text:p>
          </table:table-cell>
          <table:table-cell office:value-type="float" office:value="1222" calcext:value-type="float">
            <text:p>1222</text:p>
          </table:table-cell>
          <table:table-cell office:value-type="float" office:value="6.73778" calcext:value-type="float">
            <text:p>6.7377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.95855" calcext:value-type="float">
            <text:p>5.9585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0033" calcext:value-type="float">
            <text:p>0.310033</text:p>
          </table:table-cell>
          <table:table-cell office:value-type="float" office:value="0.30873" calcext:value-type="float">
            <text:p>0.30873</text:p>
          </table:table-cell>
          <table:table-cell office:value-type="float" office:value="0.311043" calcext:value-type="float">
            <text:p>0.311043</text:p>
          </table:table-cell>
          <table:table-cell office:value-type="float" office:value="0.310086" calcext:value-type="float">
            <text:p>0.310086</text:p>
          </table:table-cell>
          <table:table-cell office:value-type="float" office:value="0.308807" calcext:value-type="float">
            <text:p>0.308807</text:p>
          </table:table-cell>
          <table:table-cell office:value-type="float" office:value="0.310812" calcext:value-type="float">
            <text:p>0.310812</text:p>
          </table:table-cell>
          <table:table-cell office:value-type="float" office:value="0.557481" calcext:value-type="float">
            <text:p>0.557481</text:p>
          </table:table-cell>
          <table:table-cell office:value-type="float" office:value="0.556145" calcext:value-type="float">
            <text:p>0.556145</text:p>
          </table:table-cell>
          <table:table-cell office:value-type="float" office:value="0.558957" calcext:value-type="float">
            <text:p>0.558957</text:p>
          </table:table-cell>
          <table:table-cell office:value-type="float" office:value="0.557578" calcext:value-type="float">
            <text:p>0.557578</text:p>
          </table:table-cell>
          <table:table-cell office:value-type="float" office:value="0.555057" calcext:value-type="float">
            <text:p>0.555057</text:p>
          </table:table-cell>
          <table:table-cell office:value-type="float" office:value="0.560245" calcext:value-type="float">
            <text:p>0.560245</text:p>
          </table:table-cell>
          <table:table-cell office:value-type="float" office:value="1.79813" calcext:value-type="float">
            <text:p>1.79813</text:p>
          </table:table-cell>
          <table:table-cell office:value-type="float" office:value="1.79814" calcext:value-type="float">
            <text:p>1.79814</text:p>
          </table:table-cell>
          <table:table-cell office:value-type="float" office:value="5.61179" calcext:value-type="float">
            <text:p>5.61179</text:p>
          </table:table-cell>
        </table:table-row>
        <table:table-row table:style-name="ro1">
          <table:table-cell office:value-type="float" office:value="2045.91" calcext:value-type="float">
            <text:p>2045.91</text:p>
          </table:table-cell>
          <table:table-cell office:value-type="float" office:value="1" calcext:value-type="float">
            <text:p>1</text:p>
          </table:table-cell>
          <table:table-cell office:value-type="float" office:value="23762" calcext:value-type="float">
            <text:p>23762</text:p>
          </table:table-cell>
          <table:table-cell office:value-type="float" office:value="6.81108" calcext:value-type="float">
            <text:p>6.81108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.02374" calcext:value-type="float">
            <text:p>6.0237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493" calcext:value-type="float">
            <text:p>0.31493</text:p>
          </table:table-cell>
          <table:table-cell office:value-type="float" office:value="0.313743" calcext:value-type="float">
            <text:p>0.313743</text:p>
          </table:table-cell>
          <table:table-cell office:value-type="float" office:value="0.315763" calcext:value-type="float">
            <text:p>0.315763</text:p>
          </table:table-cell>
          <table:table-cell office:value-type="float" office:value="0.313944" calcext:value-type="float">
            <text:p>0.313944</text:p>
          </table:table-cell>
          <table:table-cell office:value-type="float" office:value="0.312567" calcext:value-type="float">
            <text:p>0.312567</text:p>
          </table:table-cell>
          <table:table-cell office:value-type="float" office:value="0.314979" calcext:value-type="float">
            <text:p>0.314979</text:p>
          </table:table-cell>
          <table:table-cell office:value-type="float" office:value="0.566535" calcext:value-type="float">
            <text:p>0.566535</text:p>
          </table:table-cell>
          <table:table-cell office:value-type="float" office:value="0.563681" calcext:value-type="float">
            <text:p>0.563681</text:p>
          </table:table-cell>
          <table:table-cell office:value-type="float" office:value="0.568213" calcext:value-type="float">
            <text:p>0.568213</text:p>
          </table:table-cell>
          <table:table-cell office:value-type="float" office:value="0.564723" calcext:value-type="float">
            <text:p>0.564723</text:p>
          </table:table-cell>
          <table:table-cell office:value-type="float" office:value="0.562383" calcext:value-type="float">
            <text:p>0.562383</text:p>
          </table:table-cell>
          <table:table-cell office:value-type="float" office:value="0.566721" calcext:value-type="float">
            <text:p>0.566721</text:p>
          </table:table-cell>
          <table:table-cell office:value-type="float" office:value="1.79892" calcext:value-type="float">
            <text:p>1.79892</text:p>
          </table:table-cell>
          <table:table-cell office:value-type="float" office:value="1.7988" calcext:value-type="float">
            <text:p>1.7988</text:p>
          </table:table-cell>
          <table:table-cell office:value-type="float" office:value="5.62522" calcext:value-type="float">
            <text:p>5.62522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2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2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3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3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4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4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5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6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6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7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7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8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8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9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9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0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1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1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2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2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3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3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4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4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5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6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6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7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7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8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8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9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9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0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1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1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2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2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3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3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4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4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5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6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6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7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7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8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8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9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9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3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30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31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315;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08:51:33.676948905</meta:creation-date>
    <dc:date>2023-01-12T08:53:48.485728302</dc:date>
    <meta:editing-duration>PT1M30S</meta:editing-duration>
    <meta:editing-cycles>2</meta:editing-cycles>
    <meta:generator>LibreOffice/7.3.7.2$Linux_AARCH64 LibreOffice_project/30$Build-2</meta:generator>
    <meta:document-statistic meta:table-count="1" meta:cell-count="2016" meta:object-count="0"/>
  </office:meta>
</office:document-meta>
</file>